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19"/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88395833333333cm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2.16958333333333cm"/>
    </style:style>
    <style:style style:name="co8" style:family="table-column">
      <style:table-column-properties fo:break-before="auto" style:column-width="4.9212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1.87854166666667cm"/>
    </style:style>
    <style:style style:name="co11" style:family="table-column">
      <style:table-column-properties fo:break-before="auto" style:column-width="5.08cm"/>
    </style:style>
    <style:style style:name="co12" style:family="table-column">
      <style:table-column-properties fo:break-before="auto" style:column-width="1.77270833333333cm"/>
    </style:style>
    <style:style style:name="co13" style:family="table-column">
      <style:table-column-properties fo:break-before="auto" style:column-width="2.38125cm"/>
    </style:style>
    <style:style style:name="co14" style:family="table-column">
      <style:table-column-properties fo:break-before="auto" style:column-width="3.06916666666667cm"/>
    </style:style>
    <style:style style:name="co15" style:family="table-column">
      <style:table-column-properties fo:break-before="auto" style:column-width="2.19604166666667cm"/>
    </style:style>
    <style:style style:name="co16" style:family="table-column">
      <style:table-column-properties fo:break-before="auto" style:column-width="3.04270833333333cm"/>
    </style:style>
    <style:style style:name="co17" style:family="table-column">
      <style:table-column-properties fo:break-before="auto" style:column-width="4.94770833333333cm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Движение_товаров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office:value-type="string" table:style-name="ce4">
            <text:p>ID операции</text:p>
          </table:table-cell>
          <table:table-cell office:value-type="string" table:style-name="ce4">
            <text:p>Дата</text:p>
          </table:table-cell>
          <table:table-cell office:value-type="string" table:style-name="ce4">
            <text:p>ID магазина</text:p>
          </table:table-cell>
          <table:table-cell office:value-type="string" table:style-name="ce4">
            <text:p>Артикул</text:p>
          </table:table-cell>
          <table:table-cell office:value-type="string" table:style-name="ce4">
            <text:p>Количество упаковок, шт.</text:p>
          </table:table-cell>
          <table:table-cell office:value-type="string" table:style-name="ce4">
            <text:p>Тип операции</text:p>
          </table:table-cell>
          <table:table-cell office:value-type="string" table:style-name="ce4">
            <text:p>Цена руб./шт.</text:p>
          </table:table-cell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77" table:style-name="ce1">
            <text:p>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79" table:style-name="ce1">
            <text:p>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83" table:style-name="ce1">
            <text:p>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7" table:style-name="ce1">
            <text:p>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89" table:style-name="ce1">
            <text:p>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1" table:style-name="ce1">
            <text:p>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3" table:style-name="ce1">
            <text:p>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4" table:style-name="ce1">
            <text:p>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95" table:style-name="ce1">
            <text:p>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96" table:style-name="ce1">
            <text:p>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97" table:style-name="ce1">
            <text:p>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8" table:style-name="ce1">
            <text:p>1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9" table:style-name="ce1">
            <text:p>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4" table:style-name="ce1">
            <text:p>24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01" table:style-name="ce1">
            <text:p>1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5" table:style-name="ce1">
            <text:p>25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02" table:style-name="ce1">
            <text:p>1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03" table:style-name="ce1">
            <text:p>1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6" table:style-name="ce1">
            <text:p>26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04" table:style-name="ce1">
            <text:p>1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05" table:style-name="ce1">
            <text:p>1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7" table:style-name="ce1">
            <text:p>27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06" table:style-name="ce1">
            <text:p>1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07" table:style-name="ce1">
            <text:p>1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08" table:style-name="ce1">
            <text:p>1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09" table:style-name="ce1">
            <text:p>1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11" table:style-name="ce1">
            <text:p>1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12" table:style-name="ce1">
            <text:p>1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3" table:style-name="ce1">
            <text:p>1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4" table:style-name="ce1">
            <text:p>1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15" table:style-name="ce1">
            <text:p>1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16" table:style-name="ce1">
            <text:p>1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17" table:style-name="ce1">
            <text:p>1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18" table:style-name="ce1">
            <text:p>1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19" table:style-name="ce1">
            <text:p>1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21" table:style-name="ce1">
            <text:p>1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22" table:style-name="ce1">
            <text:p>1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23" table:style-name="ce1">
            <text:p>1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24" table:style-name="ce1">
            <text:p>1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25" table:style-name="ce1">
            <text:p>1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26" table:style-name="ce1">
            <text:p>1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27" table:style-name="ce1">
            <text:p>1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28" table:style-name="ce1">
            <text:p>1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9" table:style-name="ce1">
            <text:p>1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0" table:style-name="ce1">
            <text:p>1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1" table:style-name="ce1">
            <text:p>1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2" table:style-name="ce1">
            <text:p>1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33" table:style-name="ce1">
            <text:p>1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34" table:style-name="ce1">
            <text:p>1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5" table:style-name="ce1">
            <text:p>1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6" table:style-name="ce1">
            <text:p>1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37" table:style-name="ce1">
            <text:p>1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38" table:style-name="ce1">
            <text:p>1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39" table:style-name="ce1">
            <text:p>1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41" table:style-name="ce1">
            <text:p>1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42" table:style-name="ce1">
            <text:p>1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43" table:style-name="ce1">
            <text:p>1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44" table:style-name="ce1">
            <text:p>1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45" table:style-name="ce1">
            <text:p>1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46" table:style-name="ce1">
            <text:p>1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47" table:style-name="ce1">
            <text:p>1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48" table:style-name="ce1">
            <text:p>1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49" table:style-name="ce1">
            <text:p>1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1" table:style-name="ce1">
            <text:p>1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2" table:style-name="ce1">
            <text:p>1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53" table:style-name="ce1">
            <text:p>1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54" table:style-name="ce1">
            <text:p>1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55" table:style-name="ce1">
            <text:p>1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56" table:style-name="ce1">
            <text:p>1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57" table:style-name="ce1">
            <text:p>1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58" table:style-name="ce1">
            <text:p>1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9" table:style-name="ce1">
            <text:p>1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1" table:style-name="ce1">
            <text:p>1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2" table:style-name="ce1">
            <text:p>1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63" table:style-name="ce1">
            <text:p>1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64" table:style-name="ce1">
            <text:p>1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65" table:style-name="ce1">
            <text:p>1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66" table:style-name="ce1">
            <text:p>1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7" table:style-name="ce1">
            <text:p>1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8" table:style-name="ce1">
            <text:p>1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9" table:style-name="ce1">
            <text:p>1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0" table:style-name="ce1">
            <text:p>1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1" table:style-name="ce1">
            <text:p>1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2" table:style-name="ce1">
            <text:p>1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73" table:style-name="ce1">
            <text:p>1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74" table:style-name="ce1">
            <text:p>1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75" table:style-name="ce1">
            <text:p>1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7" table:style-name="ce1">
            <text:p>1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8" table:style-name="ce1">
            <text:p>1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79" table:style-name="ce1">
            <text:p>1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81" table:style-name="ce1">
            <text:p>1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82" table:style-name="ce1">
            <text:p>1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83" table:style-name="ce1">
            <text:p>1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84" table:style-name="ce1">
            <text:p>1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85" table:style-name="ce1">
            <text:p>1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86" table:style-name="ce1">
            <text:p>1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87" table:style-name="ce1">
            <text:p>1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88" table:style-name="ce1">
            <text:p>1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89" table:style-name="ce1">
            <text:p>1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90" table:style-name="ce1">
            <text:p>1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91" table:style-name="ce1">
            <text:p>1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92" table:style-name="ce1">
            <text:p>1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3" table:style-name="ce1">
            <text:p>1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4" table:style-name="ce1">
            <text:p>1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95" table:style-name="ce1">
            <text:p>1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96" table:style-name="ce1">
            <text:p>1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97" table:style-name="ce1">
            <text:p>1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98" table:style-name="ce1">
            <text:p>1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99" table:style-name="ce1">
            <text:p>1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1" table:style-name="ce1">
            <text:p>2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2" table:style-name="ce1">
            <text:p>2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3" table:style-name="ce1">
            <text:p>2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4" table:style-name="ce1">
            <text:p>2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05" table:style-name="ce1">
            <text:p>2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06" table:style-name="ce1">
            <text:p>2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07" table:style-name="ce1">
            <text:p>2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08" table:style-name="ce1">
            <text:p>2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9" table:style-name="ce1">
            <text:p>2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10" table:style-name="ce1">
            <text:p>2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1" table:style-name="ce1">
            <text:p>2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2" table:style-name="ce1">
            <text:p>2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" table:style-name="ce1">
            <text:p>2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" table:style-name="ce1">
            <text:p>2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5" table:style-name="ce1">
            <text:p>2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6" table:style-name="ce1">
            <text:p>2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7" table:style-name="ce1">
            <text:p>2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8" table:style-name="ce1">
            <text:p>2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" table:style-name="ce1">
            <text:p>2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" table:style-name="ce1">
            <text:p>2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1" table:style-name="ce1">
            <text:p>2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2" table:style-name="ce1">
            <text:p>2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23" table:style-name="ce1">
            <text:p>2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8" table:style-name="ce1">
            <text:p>1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24" table:style-name="ce1">
            <text:p>2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5" table:style-name="ce1">
            <text:p>2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4" table:style-name="ce1">
            <text:p>24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6" table:style-name="ce1">
            <text:p>2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27" table:style-name="ce1">
            <text:p>2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5" table:style-name="ce1">
            <text:p>25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28" table:style-name="ce1">
            <text:p>2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29" table:style-name="ce1">
            <text:p>2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6" table:style-name="ce1">
            <text:p>26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30" table:style-name="ce1">
            <text:p>2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31" table:style-name="ce1">
            <text:p>2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7" table:style-name="ce1">
            <text:p>27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32" table:style-name="ce1">
            <text:p>2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33" table:style-name="ce1">
            <text:p>2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34" table:style-name="ce1">
            <text:p>2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35" table:style-name="ce1">
            <text:p>2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36" table:style-name="ce1">
            <text:p>2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37" table:style-name="ce1">
            <text:p>2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38" table:style-name="ce1">
            <text:p>2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39" table:style-name="ce1">
            <text:p>2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40" table:style-name="ce1">
            <text:p>2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41" table:style-name="ce1">
            <text:p>2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42" table:style-name="ce1">
            <text:p>2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43" table:style-name="ce1">
            <text:p>2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44" table:style-name="ce1">
            <text:p>2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45" table:style-name="ce1">
            <text:p>2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46" table:style-name="ce1">
            <text:p>2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47" table:style-name="ce1">
            <text:p>2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48" table:style-name="ce1">
            <text:p>2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49" table:style-name="ce1">
            <text:p>2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50" table:style-name="ce1">
            <text:p>2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51" table:style-name="ce1">
            <text:p>2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52" table:style-name="ce1">
            <text:p>2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53" table:style-name="ce1">
            <text:p>2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54" table:style-name="ce1">
            <text:p>2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55" table:style-name="ce1">
            <text:p>2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56" table:style-name="ce1">
            <text:p>2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57" table:style-name="ce1">
            <text:p>2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58" table:style-name="ce1">
            <text:p>2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59" table:style-name="ce1">
            <text:p>2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60" table:style-name="ce1">
            <text:p>2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61" table:style-name="ce1">
            <text:p>2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62" table:style-name="ce1">
            <text:p>2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63" table:style-name="ce1">
            <text:p>2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64" table:style-name="ce1">
            <text:p>2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65" table:style-name="ce1">
            <text:p>2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66" table:style-name="ce1">
            <text:p>2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67" table:style-name="ce1">
            <text:p>2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68" table:style-name="ce1">
            <text:p>2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69" table:style-name="ce1">
            <text:p>2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70" table:style-name="ce1">
            <text:p>2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71" table:style-name="ce1">
            <text:p>2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72" table:style-name="ce1">
            <text:p>2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73" table:style-name="ce1">
            <text:p>2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74" table:style-name="ce1">
            <text:p>2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75" table:style-name="ce1">
            <text:p>2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76" table:style-name="ce1">
            <text:p>2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77" table:style-name="ce1">
            <text:p>2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78" table:style-name="ce1">
            <text:p>2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79" table:style-name="ce1">
            <text:p>2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80" table:style-name="ce1">
            <text:p>2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81" table:style-name="ce1">
            <text:p>2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82" table:style-name="ce1">
            <text:p>2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83" table:style-name="ce1">
            <text:p>2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84" table:style-name="ce1">
            <text:p>2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85" table:style-name="ce1">
            <text:p>2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86" table:style-name="ce1">
            <text:p>2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87" table:style-name="ce1">
            <text:p>2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88" table:style-name="ce1">
            <text:p>2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89" table:style-name="ce1">
            <text:p>2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90" table:style-name="ce1">
            <text:p>2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91" table:style-name="ce1">
            <text:p>2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92" table:style-name="ce1">
            <text:p>2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93" table:style-name="ce1">
            <text:p>2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94" table:style-name="ce1">
            <text:p>2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95" table:style-name="ce1">
            <text:p>2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96" table:style-name="ce1">
            <text:p>2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97" table:style-name="ce1">
            <text:p>2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98" table:style-name="ce1">
            <text:p>2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99" table:style-name="ce1">
            <text:p>2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01" table:style-name="ce1">
            <text:p>3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3">
          <table:table-cell office:value-type="float" office:value="302" table:style-name="ce1">
            <text:p>3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3">
          <table:table-cell office:value-type="float" office:value="303" table:style-name="ce1">
            <text:p>3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04" table:style-name="ce1">
            <text:p>3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05" table:style-name="ce1">
            <text:p>3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06" table:style-name="ce1">
            <text:p>3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07" table:style-name="ce1">
            <text:p>3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08" table:style-name="ce1">
            <text:p>3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09" table:style-name="ce1">
            <text:p>3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10" table:style-name="ce1">
            <text:p>3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11" table:style-name="ce1">
            <text:p>3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12" table:style-name="ce1">
            <text:p>3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13" table:style-name="ce1">
            <text:p>3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14" table:style-name="ce1">
            <text:p>3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15" table:style-name="ce1">
            <text:p>3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16" table:style-name="ce1">
            <text:p>3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17" table:style-name="ce1">
            <text:p>3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18" table:style-name="ce1">
            <text:p>3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19" table:style-name="ce1">
            <text:p>3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20" table:style-name="ce1">
            <text:p>3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21" table:style-name="ce1">
            <text:p>3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22" table:style-name="ce1">
            <text:p>3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23" table:style-name="ce1">
            <text:p>3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24" table:style-name="ce1">
            <text:p>3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25" table:style-name="ce1">
            <text:p>3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26" table:style-name="ce1">
            <text:p>3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27" table:style-name="ce1">
            <text:p>3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28" table:style-name="ce1">
            <text:p>3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29" table:style-name="ce1">
            <text:p>3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30" table:style-name="ce1">
            <text:p>3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31" table:style-name="ce1">
            <text:p>3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32" table:style-name="ce1">
            <text:p>3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33" table:style-name="ce1">
            <text:p>3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34" table:style-name="ce1">
            <text:p>3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35" table:style-name="ce1">
            <text:p>3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36" table:style-name="ce1">
            <text:p>3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37" table:style-name="ce1">
            <text:p>3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38" table:style-name="ce1">
            <text:p>3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39" table:style-name="ce1">
            <text:p>3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40" table:style-name="ce1">
            <text:p>3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41" table:style-name="ce1">
            <text:p>3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42" table:style-name="ce1">
            <text:p>3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43" table:style-name="ce1">
            <text:p>3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44" table:style-name="ce1">
            <text:p>3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45" table:style-name="ce1">
            <text:p>3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46" table:style-name="ce1">
            <text:p>3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47" table:style-name="ce1">
            <text:p>3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48" table:style-name="ce1">
            <text:p>3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49" table:style-name="ce1">
            <text:p>3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50" table:style-name="ce1">
            <text:p>3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51" table:style-name="ce1">
            <text:p>3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52" table:style-name="ce1">
            <text:p>3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53" table:style-name="ce1">
            <text:p>3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54" table:style-name="ce1">
            <text:p>3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55" table:style-name="ce1">
            <text:p>3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56" table:style-name="ce1">
            <text:p>3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57" table:style-name="ce1">
            <text:p>3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58" table:style-name="ce1">
            <text:p>3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59" table:style-name="ce1">
            <text:p>3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60" table:style-name="ce1">
            <text:p>3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61" table:style-name="ce1">
            <text:p>3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62" table:style-name="ce1">
            <text:p>3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63" table:style-name="ce1">
            <text:p>3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64" table:style-name="ce1">
            <text:p>3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65" table:style-name="ce1">
            <text:p>3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66" table:style-name="ce1">
            <text:p>3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67" table:style-name="ce1">
            <text:p>3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68" table:style-name="ce1">
            <text:p>3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69" table:style-name="ce1">
            <text:p>3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70" table:style-name="ce1">
            <text:p>3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71" table:style-name="ce1">
            <text:p>3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72" table:style-name="ce1">
            <text:p>3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73" table:style-name="ce1">
            <text:p>3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74" table:style-name="ce1">
            <text:p>3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75" table:style-name="ce1">
            <text:p>3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76" table:style-name="ce1">
            <text:p>3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77" table:style-name="ce1">
            <text:p>3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78" table:style-name="ce1">
            <text:p>3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79" table:style-name="ce1">
            <text:p>3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0" table:style-name="ce1">
            <text:p>3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81" table:style-name="ce1">
            <text:p>3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82" table:style-name="ce1">
            <text:p>3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83" table:style-name="ce1">
            <text:p>3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84" table:style-name="ce1">
            <text:p>3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5" table:style-name="ce1">
            <text:p>3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6" table:style-name="ce1">
            <text:p>3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87" table:style-name="ce1">
            <text:p>3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88" table:style-name="ce1">
            <text:p>3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89" table:style-name="ce1">
            <text:p>3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8" table:style-name="ce1">
            <text:p>18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90" table:style-name="ce1">
            <text:p>3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91" table:style-name="ce1">
            <text:p>3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4" table:style-name="ce1">
            <text:p>24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92" table:style-name="ce1">
            <text:p>3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93" table:style-name="ce1">
            <text:p>3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5" table:style-name="ce1">
            <text:p>25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94" table:style-name="ce1">
            <text:p>3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95" table:style-name="ce1">
            <text:p>3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6" table:style-name="ce1">
            <text:p>26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96" table:style-name="ce1">
            <text:p>3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97" table:style-name="ce1">
            <text:p>3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7" table:style-name="ce1">
            <text:p>27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98" table:style-name="ce1">
            <text:p>3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99" table:style-name="ce1">
            <text:p>3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01" table:style-name="ce1">
            <text:p>4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02" table:style-name="ce1">
            <text:p>4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03" table:style-name="ce1">
            <text:p>4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04" table:style-name="ce1">
            <text:p>4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05" table:style-name="ce1">
            <text:p>4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06" table:style-name="ce1">
            <text:p>4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07" table:style-name="ce1">
            <text:p>4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08" table:style-name="ce1">
            <text:p>4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09" table:style-name="ce1">
            <text:p>4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10" table:style-name="ce1">
            <text:p>4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11" table:style-name="ce1">
            <text:p>4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12" table:style-name="ce1">
            <text:p>4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13" table:style-name="ce1">
            <text:p>4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14" table:style-name="ce1">
            <text:p>4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15" table:style-name="ce1">
            <text:p>4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16" table:style-name="ce1">
            <text:p>4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17" table:style-name="ce1">
            <text:p>4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8" table:style-name="ce1">
            <text:p>48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18" table:style-name="ce1">
            <text:p>4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19" table:style-name="ce1">
            <text:p>4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20" table:style-name="ce1">
            <text:p>4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21" table:style-name="ce1">
            <text:p>4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22" table:style-name="ce1">
            <text:p>4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23" table:style-name="ce1">
            <text:p>4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24" table:style-name="ce1">
            <text:p>4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25" table:style-name="ce1">
            <text:p>4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26" table:style-name="ce1">
            <text:p>4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27" table:style-name="ce1">
            <text:p>4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28" table:style-name="ce1">
            <text:p>4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29" table:style-name="ce1">
            <text:p>4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30" table:style-name="ce1">
            <text:p>4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31" table:style-name="ce1">
            <text:p>4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32" table:style-name="ce1">
            <text:p>4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33" table:style-name="ce1">
            <text:p>4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34" table:style-name="ce1">
            <text:p>4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35" table:style-name="ce1">
            <text:p>4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36" table:style-name="ce1">
            <text:p>4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37" table:style-name="ce1">
            <text:p>4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38" table:style-name="ce1">
            <text:p>4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39" table:style-name="ce1">
            <text:p>4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40" table:style-name="ce1">
            <text:p>4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41" table:style-name="ce1">
            <text:p>4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42" table:style-name="ce1">
            <text:p>4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43" table:style-name="ce1">
            <text:p>4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44" table:style-name="ce1">
            <text:p>4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45" table:style-name="ce1">
            <text:p>4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46" table:style-name="ce1">
            <text:p>4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47" table:style-name="ce1">
            <text:p>4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48" table:style-name="ce1">
            <text:p>4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49" table:style-name="ce1">
            <text:p>4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50" table:style-name="ce1">
            <text:p>4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51" table:style-name="ce1">
            <text:p>4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52" table:style-name="ce1">
            <text:p>4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53" table:style-name="ce1">
            <text:p>4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54" table:style-name="ce1">
            <text:p>4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55" table:style-name="ce1">
            <text:p>4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56" table:style-name="ce1">
            <text:p>4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57" table:style-name="ce1">
            <text:p>4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58" table:style-name="ce1">
            <text:p>4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59" table:style-name="ce1">
            <text:p>4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60" table:style-name="ce1">
            <text:p>4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61" table:style-name="ce1">
            <text:p>4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62" table:style-name="ce1">
            <text:p>4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63" table:style-name="ce1">
            <text:p>4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64" table:style-name="ce1">
            <text:p>4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65" table:style-name="ce1">
            <text:p>4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66" table:style-name="ce1">
            <text:p>4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67" table:style-name="ce1">
            <text:p>4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68" table:style-name="ce1">
            <text:p>4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69" table:style-name="ce1">
            <text:p>4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70" table:style-name="ce1">
            <text:p>4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71" table:style-name="ce1">
            <text:p>4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72" table:style-name="ce1">
            <text:p>4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73" table:style-name="ce1">
            <text:p>4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74" table:style-name="ce1">
            <text:p>4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75" table:style-name="ce1">
            <text:p>4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76" table:style-name="ce1">
            <text:p>4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77" table:style-name="ce1">
            <text:p>4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78" table:style-name="ce1">
            <text:p>4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79" table:style-name="ce1">
            <text:p>4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80" table:style-name="ce1">
            <text:p>4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81" table:style-name="ce1">
            <text:p>4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82" table:style-name="ce1">
            <text:p>4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83" table:style-name="ce1">
            <text:p>4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84" table:style-name="ce1">
            <text:p>4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85" table:style-name="ce1">
            <text:p>4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86" table:style-name="ce1">
            <text:p>4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87" table:style-name="ce1">
            <text:p>4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4">
          <table:table-cell office:value-type="float" office:value="488" table:style-name="ce1">
            <text:p>4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4">
          <table:table-cell office:value-type="float" office:value="489" table:style-name="ce1">
            <text:p>4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90" table:style-name="ce1">
            <text:p>4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91" table:style-name="ce1">
            <text:p>4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92" table:style-name="ce1">
            <text:p>4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93" table:style-name="ce1">
            <text:p>4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94" table:style-name="ce1">
            <text:p>4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95" table:style-name="ce1">
            <text:p>4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96" table:style-name="ce1">
            <text:p>4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97" table:style-name="ce1">
            <text:p>4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98" table:style-name="ce1">
            <text:p>4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99" table:style-name="ce1">
            <text:p>4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00" table:style-name="ce1">
            <text:p>5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01" table:style-name="ce1">
            <text:p>5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02" table:style-name="ce1">
            <text:p>5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03" table:style-name="ce1">
            <text:p>5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04" table:style-name="ce1">
            <text:p>5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05" table:style-name="ce1">
            <text:p>5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06" table:style-name="ce1">
            <text:p>5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07" table:style-name="ce1">
            <text:p>5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08" table:style-name="ce1">
            <text:p>5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09" table:style-name="ce1">
            <text:p>5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10" table:style-name="ce1">
            <text:p>5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11" table:style-name="ce1">
            <text:p>5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12" table:style-name="ce1">
            <text:p>5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13" table:style-name="ce1">
            <text:p>5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14" table:style-name="ce1">
            <text:p>5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15" table:style-name="ce1">
            <text:p>5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16" table:style-name="ce1">
            <text:p>5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17" table:style-name="ce1">
            <text:p>5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18" table:style-name="ce1">
            <text:p>5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19" table:style-name="ce1">
            <text:p>5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20" table:style-name="ce1">
            <text:p>5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21" table:style-name="ce1">
            <text:p>5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22" table:style-name="ce1">
            <text:p>5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23" table:style-name="ce1">
            <text:p>5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24" table:style-name="ce1">
            <text:p>5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25" table:style-name="ce1">
            <text:p>5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26" table:style-name="ce1">
            <text:p>5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27" table:style-name="ce1">
            <text:p>5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28" table:style-name="ce1">
            <text:p>5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29" table:style-name="ce1">
            <text:p>5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30" table:style-name="ce1">
            <text:p>5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31" table:style-name="ce1">
            <text:p>5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32" table:style-name="ce1">
            <text:p>5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33" table:style-name="ce1">
            <text:p>5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34" table:style-name="ce1">
            <text:p>5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35" table:style-name="ce1">
            <text:p>5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36" table:style-name="ce1">
            <text:p>5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37" table:style-name="ce1">
            <text:p>5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38" table:style-name="ce1">
            <text:p>5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39" table:style-name="ce1">
            <text:p>5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40" table:style-name="ce1">
            <text:p>5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41" table:style-name="ce1">
            <text:p>5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42" table:style-name="ce1">
            <text:p>5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43" table:style-name="ce1">
            <text:p>5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44" table:style-name="ce1">
            <text:p>5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45" table:style-name="ce1">
            <text:p>5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46" table:style-name="ce1">
            <text:p>5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47" table:style-name="ce1">
            <text:p>5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48" table:style-name="ce1">
            <text:p>5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49" table:style-name="ce1">
            <text:p>5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50" table:style-name="ce1">
            <text:p>5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51" table:style-name="ce1">
            <text:p>5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52" table:style-name="ce1">
            <text:p>5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53" table:style-name="ce1">
            <text:p>5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54" table:style-name="ce1">
            <text:p>5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55" table:style-name="ce1">
            <text:p>5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56" table:style-name="ce1">
            <text:p>5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57" table:style-name="ce1">
            <text:p>5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58" table:style-name="ce1">
            <text:p>5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59" table:style-name="ce1">
            <text:p>5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60" table:style-name="ce1">
            <text:p>5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61" table:style-name="ce1">
            <text:p>5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62" table:style-name="ce1">
            <text:p>5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63" table:style-name="ce1">
            <text:p>5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64" table:style-name="ce1">
            <text:p>5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65" table:style-name="ce1">
            <text:p>5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66" table:style-name="ce1">
            <text:p>5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67" table:style-name="ce1">
            <text:p>5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68" table:style-name="ce1">
            <text:p>5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69" table:style-name="ce1">
            <text:p>5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70" table:style-name="ce1">
            <text:p>5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71" table:style-name="ce1">
            <text:p>5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72" table:style-name="ce1">
            <text:p>5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73" table:style-name="ce1">
            <text:p>5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74" table:style-name="ce1">
            <text:p>5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75" table:style-name="ce1">
            <text:p>5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76" table:style-name="ce1">
            <text:p>5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77" table:style-name="ce1">
            <text:p>5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78" table:style-name="ce1">
            <text:p>5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79" table:style-name="ce1">
            <text:p>5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80" table:style-name="ce1">
            <text:p>5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81" table:style-name="ce1">
            <text:p>5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82" table:style-name="ce1">
            <text:p>5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83" table:style-name="ce1">
            <text:p>5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84" table:style-name="ce1">
            <text:p>5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85" table:style-name="ce1">
            <text:p>5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86" table:style-name="ce1">
            <text:p>5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87" table:style-name="ce1">
            <text:p>5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88" table:style-name="ce1">
            <text:p>5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89" table:style-name="ce1">
            <text:p>5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90" table:style-name="ce1">
            <text:p>5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91" table:style-name="ce1">
            <text:p>5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92" table:style-name="ce1">
            <text:p>5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93" table:style-name="ce1">
            <text:p>5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94" table:style-name="ce1">
            <text:p>5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95" table:style-name="ce1">
            <text:p>5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96" table:style-name="ce1">
            <text:p>5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97" table:style-name="ce1">
            <text:p>5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98" table:style-name="ce1">
            <text:p>5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99" table:style-name="ce1">
            <text:p>5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01" table:style-name="ce1">
            <text:p>6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02" table:style-name="ce1">
            <text:p>6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03" table:style-name="ce1">
            <text:p>6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04" table:style-name="ce1">
            <text:p>6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05" table:style-name="ce1">
            <text:p>6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06" table:style-name="ce1">
            <text:p>6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07" table:style-name="ce1">
            <text:p>6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08" table:style-name="ce1">
            <text:p>6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09" table:style-name="ce1">
            <text:p>6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10" table:style-name="ce1">
            <text:p>6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11" table:style-name="ce1">
            <text:p>6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12" table:style-name="ce1">
            <text:p>6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13" table:style-name="ce1">
            <text:p>6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14" table:style-name="ce1">
            <text:p>6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15" table:style-name="ce1">
            <text:p>6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16" table:style-name="ce1">
            <text:p>6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17" table:style-name="ce1">
            <text:p>6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18" table:style-name="ce1">
            <text:p>6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19" table:style-name="ce1">
            <text:p>6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20" table:style-name="ce1">
            <text:p>6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21" table:style-name="ce1">
            <text:p>6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22" table:style-name="ce1">
            <text:p>6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23" table:style-name="ce1">
            <text:p>6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24" table:style-name="ce1">
            <text:p>6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25" table:style-name="ce1">
            <text:p>6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626" table:style-name="ce1">
            <text:p>6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627" table:style-name="ce1">
            <text:p>6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28" table:style-name="ce1">
            <text:p>6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29" table:style-name="ce1">
            <text:p>6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30" table:style-name="ce1">
            <text:p>6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31" table:style-name="ce1">
            <text:p>6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632" table:style-name="ce1">
            <text:p>6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633" table:style-name="ce1">
            <text:p>6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34" table:style-name="ce1">
            <text:p>6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35" table:style-name="ce1">
            <text:p>6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636" table:style-name="ce1">
            <text:p>6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637" table:style-name="ce1">
            <text:p>6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638" table:style-name="ce1">
            <text:p>6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8" table:style-name="ce1">
            <text:p>1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639" table:style-name="ce1">
            <text:p>6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40" table:style-name="ce1">
            <text:p>6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4" table:style-name="ce1">
            <text:p>24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41" table:style-name="ce1">
            <text:p>6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42" table:style-name="ce1">
            <text:p>6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5" table:style-name="ce1">
            <text:p>25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43" table:style-name="ce1">
            <text:p>6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44" table:style-name="ce1">
            <text:p>6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6" table:style-name="ce1">
            <text:p>26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45" table:style-name="ce1">
            <text:p>6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46" table:style-name="ce1">
            <text:p>6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7" table:style-name="ce1">
            <text:p>27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47" table:style-name="ce1">
            <text:p>6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48" table:style-name="ce1">
            <text:p>6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49" table:style-name="ce1">
            <text:p>6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50" table:style-name="ce1">
            <text:p>6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51" table:style-name="ce1">
            <text:p>6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52" table:style-name="ce1">
            <text:p>6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53" table:style-name="ce1">
            <text:p>6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54" table:style-name="ce1">
            <text:p>6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55" table:style-name="ce1">
            <text:p>6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56" table:style-name="ce1">
            <text:p>6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57" table:style-name="ce1">
            <text:p>6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58" table:style-name="ce1">
            <text:p>6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59" table:style-name="ce1">
            <text:p>6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60" table:style-name="ce1">
            <text:p>6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61" table:style-name="ce1">
            <text:p>6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62" table:style-name="ce1">
            <text:p>6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63" table:style-name="ce1">
            <text:p>6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64" table:style-name="ce1">
            <text:p>6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65" table:style-name="ce1">
            <text:p>6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66" table:style-name="ce1">
            <text:p>6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67" table:style-name="ce1">
            <text:p>66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68" table:style-name="ce1">
            <text:p>66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69" table:style-name="ce1">
            <text:p>66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70" table:style-name="ce1">
            <text:p>67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71" table:style-name="ce1">
            <text:p>67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72" table:style-name="ce1">
            <text:p>67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73" table:style-name="ce1">
            <text:p>67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74" table:style-name="ce1">
            <text:p>67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75" table:style-name="ce1">
            <text:p>67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76" table:style-name="ce1">
            <text:p>67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6" table:style-name="ce1">
            <text:p>16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77" table:style-name="ce1">
            <text:p>67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78" table:style-name="ce1">
            <text:p>67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79" table:style-name="ce1">
            <text:p>67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80" table:style-name="ce1">
            <text:p>68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81" table:style-name="ce1">
            <text:p>68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82" table:style-name="ce1">
            <text:p>68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83" table:style-name="ce1">
            <text:p>68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84" table:style-name="ce1">
            <text:p>68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85" table:style-name="ce1">
            <text:p>68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86" table:style-name="ce1">
            <text:p>68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6" table:style-name="ce1">
            <text:p>16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87" table:style-name="ce1">
            <text:p>68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88" table:style-name="ce1">
            <text:p>68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89" table:style-name="ce1">
            <text:p>68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90" table:style-name="ce1">
            <text:p>69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91" table:style-name="ce1">
            <text:p>69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92" table:style-name="ce1">
            <text:p>69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93" table:style-name="ce1">
            <text:p>69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694" table:style-name="ce1">
            <text:p>69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695" table:style-name="ce1">
            <text:p>69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696" table:style-name="ce1">
            <text:p>69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697" table:style-name="ce1">
            <text:p>69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98" table:style-name="ce1">
            <text:p>69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99" table:style-name="ce1">
            <text:p>69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00" table:style-name="ce1">
            <text:p>70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01" table:style-name="ce1">
            <text:p>70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02" table:style-name="ce1">
            <text:p>70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03" table:style-name="ce1">
            <text:p>70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04" table:style-name="ce1">
            <text:p>70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05" table:style-name="ce1">
            <text:p>70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06" table:style-name="ce1">
            <text:p>70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07" table:style-name="ce1">
            <text:p>70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08" table:style-name="ce1">
            <text:p>70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09" table:style-name="ce1">
            <text:p>70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10" table:style-name="ce1">
            <text:p>71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11" table:style-name="ce1">
            <text:p>71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12" table:style-name="ce1">
            <text:p>71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13" table:style-name="ce1">
            <text:p>71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14" table:style-name="ce1">
            <text:p>71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15" table:style-name="ce1">
            <text:p>71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16" table:style-name="ce1">
            <text:p>71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17" table:style-name="ce1">
            <text:p>71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18" table:style-name="ce1">
            <text:p>71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19" table:style-name="ce1">
            <text:p>71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20" table:style-name="ce1">
            <text:p>72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21" table:style-name="ce1">
            <text:p>72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22" table:style-name="ce1">
            <text:p>72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23" table:style-name="ce1">
            <text:p>72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24" table:style-name="ce1">
            <text:p>72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25" table:style-name="ce1">
            <text:p>72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26" table:style-name="ce1">
            <text:p>72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27" table:style-name="ce1">
            <text:p>72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28" table:style-name="ce1">
            <text:p>72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29" table:style-name="ce1">
            <text:p>72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30" table:style-name="ce1">
            <text:p>73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31" table:style-name="ce1">
            <text:p>73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32" table:style-name="ce1">
            <text:p>73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33" table:style-name="ce1">
            <text:p>73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34" table:style-name="ce1">
            <text:p>73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35" table:style-name="ce1">
            <text:p>73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36" table:style-name="ce1">
            <text:p>73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37" table:style-name="ce1">
            <text:p>73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38" table:style-name="ce1">
            <text:p>73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39" table:style-name="ce1">
            <text:p>73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40" table:style-name="ce1">
            <text:p>74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41" table:style-name="ce1">
            <text:p>74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42" table:style-name="ce1">
            <text:p>74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43" table:style-name="ce1">
            <text:p>74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44" table:style-name="ce1">
            <text:p>74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6" table:style-name="ce1">
            <text:p>16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45" table:style-name="ce1">
            <text:p>74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46" table:style-name="ce1">
            <text:p>74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47" table:style-name="ce1">
            <text:p>74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48" table:style-name="ce1">
            <text:p>74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49" table:style-name="ce1">
            <text:p>74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50" table:style-name="ce1">
            <text:p>75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51" table:style-name="ce1">
            <text:p>75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52" table:style-name="ce1">
            <text:p>75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53" table:style-name="ce1">
            <text:p>75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54" table:style-name="ce1">
            <text:p>75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55" table:style-name="ce1">
            <text:p>75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56" table:style-name="ce1">
            <text:p>75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57" table:style-name="ce1">
            <text:p>75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58" table:style-name="ce1">
            <text:p>75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59" table:style-name="ce1">
            <text:p>75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60" table:style-name="ce1">
            <text:p>76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61" table:style-name="ce1">
            <text:p>76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62" table:style-name="ce1">
            <text:p>76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63" table:style-name="ce1">
            <text:p>76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64" table:style-name="ce1">
            <text:p>76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65" table:style-name="ce1">
            <text:p>76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66" table:style-name="ce1">
            <text:p>76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67" table:style-name="ce1">
            <text:p>76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68" table:style-name="ce1">
            <text:p>76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69" table:style-name="ce1">
            <text:p>76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70" table:style-name="ce1">
            <text:p>77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71" table:style-name="ce1">
            <text:p>77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72" table:style-name="ce1">
            <text:p>77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73" table:style-name="ce1">
            <text:p>77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74" table:style-name="ce1">
            <text:p>77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3">
          <table:table-cell office:value-type="float" office:value="775" table:style-name="ce1">
            <text:p>77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3">
          <table:table-cell office:value-type="float" office:value="776" table:style-name="ce1">
            <text:p>77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77" table:style-name="ce1">
            <text:p>77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78" table:style-name="ce1">
            <text:p>77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79" table:style-name="ce1">
            <text:p>77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80" table:style-name="ce1">
            <text:p>78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81" table:style-name="ce1">
            <text:p>78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82" table:style-name="ce1">
            <text:p>78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83" table:style-name="ce1">
            <text:p>78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84" table:style-name="ce1">
            <text:p>78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85" table:style-name="ce1">
            <text:p>78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86" table:style-name="ce1">
            <text:p>78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87" table:style-name="ce1">
            <text:p>78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88" table:style-name="ce1">
            <text:p>78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89" table:style-name="ce1">
            <text:p>78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90" table:style-name="ce1">
            <text:p>79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91" table:style-name="ce1">
            <text:p>79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92" table:style-name="ce1">
            <text:p>79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93" table:style-name="ce1">
            <text:p>79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94" table:style-name="ce1">
            <text:p>79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95" table:style-name="ce1">
            <text:p>79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96" table:style-name="ce1">
            <text:p>79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97" table:style-name="ce1">
            <text:p>79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98" table:style-name="ce1">
            <text:p>79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99" table:style-name="ce1">
            <text:p>79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00" table:style-name="ce1">
            <text:p>80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01" table:style-name="ce1">
            <text:p>80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02" table:style-name="ce1">
            <text:p>80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6" table:style-name="ce1">
            <text:p>16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03" table:style-name="ce1">
            <text:p>80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04" table:style-name="ce1">
            <text:p>80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05" table:style-name="ce1">
            <text:p>80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06" table:style-name="ce1">
            <text:p>80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07" table:style-name="ce1">
            <text:p>80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08" table:style-name="ce1">
            <text:p>80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09" table:style-name="ce1">
            <text:p>80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10" table:style-name="ce1">
            <text:p>81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11" table:style-name="ce1">
            <text:p>81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12" table:style-name="ce1">
            <text:p>81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6" table:style-name="ce1">
            <text:p>16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13" table:style-name="ce1">
            <text:p>81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14" table:style-name="ce1">
            <text:p>81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15" table:style-name="ce1">
            <text:p>81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16" table:style-name="ce1">
            <text:p>81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17" table:style-name="ce1">
            <text:p>81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18" table:style-name="ce1">
            <text:p>81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19" table:style-name="ce1">
            <text:p>81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20" table:style-name="ce1">
            <text:p>82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21" table:style-name="ce1">
            <text:p>82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22" table:style-name="ce1">
            <text:p>82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23" table:style-name="ce1">
            <text:p>82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24" table:style-name="ce1">
            <text:p>82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25" table:style-name="ce1">
            <text:p>82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26" table:style-name="ce1">
            <text:p>82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27" table:style-name="ce1">
            <text:p>82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28" table:style-name="ce1">
            <text:p>82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29" table:style-name="ce1">
            <text:p>82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30" table:style-name="ce1">
            <text:p>83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31" table:style-name="ce1">
            <text:p>83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32" table:style-name="ce1">
            <text:p>83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33" table:style-name="ce1">
            <text:p>83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34" table:style-name="ce1">
            <text:p>83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35" table:style-name="ce1">
            <text:p>83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36" table:style-name="ce1">
            <text:p>83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37" table:style-name="ce1">
            <text:p>83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38" table:style-name="ce1">
            <text:p>83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39" table:style-name="ce1">
            <text:p>83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40" table:style-name="ce1">
            <text:p>84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4">
          <table:table-cell office:value-type="float" office:value="841" table:style-name="ce1">
            <text:p>84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4">
          <table:table-cell office:value-type="float" office:value="842" table:style-name="ce1">
            <text:p>84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43" table:style-name="ce1">
            <text:p>84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44" table:style-name="ce1">
            <text:p>84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45" table:style-name="ce1">
            <text:p>84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46" table:style-name="ce1">
            <text:p>84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47" table:style-name="ce1">
            <text:p>84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48" table:style-name="ce1">
            <text:p>84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49" table:style-name="ce1">
            <text:p>84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4" table:style-name="ce1">
            <text:p>1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850" table:style-name="ce1">
            <text:p>85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51" table:style-name="ce1">
            <text:p>85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4" table:style-name="ce1">
            <text:p>1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52" table:style-name="ce1">
            <text:p>85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4" table:style-name="ce1">
            <text:p>14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53" table:style-name="ce1">
            <text:p>85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54" table:style-name="ce1">
            <text:p>85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55" table:style-name="ce1">
            <text:p>85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856" table:style-name="ce1">
            <text:p>85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57" table:style-name="ce1">
            <text:p>85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4" table:style-name="ce1">
            <text:p>1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858" table:style-name="ce1">
            <text:p>85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59" table:style-name="ce1">
            <text:p>8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60" table:style-name="ce1">
            <text:p>8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61" table:style-name="ce1">
            <text:p>8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62" table:style-name="ce1">
            <text:p>8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63" table:style-name="ce1">
            <text:p>8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64" table:style-name="ce1">
            <text:p>8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65" table:style-name="ce1">
            <text:p>8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866" table:style-name="ce1">
            <text:p>8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867" table:style-name="ce1">
            <text:p>8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868" table:style-name="ce1">
            <text:p>8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2" table:style-name="ce1">
            <text:p>22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869" table:style-name="ce1">
            <text:p>8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870" table:style-name="ce1">
            <text:p>8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871" table:style-name="ce1">
            <text:p>8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872" table:style-name="ce1">
            <text:p>8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873" table:style-name="ce1">
            <text:p>8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874" table:style-name="ce1">
            <text:p>8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7" table:style-name="ce1">
            <text:p>3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875" table:style-name="ce1">
            <text:p>8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76" table:style-name="ce1">
            <text:p>8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8" table:style-name="ce1">
            <text:p>3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77" table:style-name="ce1">
            <text:p>8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78" table:style-name="ce1">
            <text:p>8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9" table:style-name="ce1">
            <text:p>39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79" table:style-name="ce1">
            <text:p>8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880" table:style-name="ce1">
            <text:p>8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0" table:style-name="ce1">
            <text:p>4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881" table:style-name="ce1">
            <text:p>8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82" table:style-name="ce1">
            <text:p>8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83" table:style-name="ce1">
            <text:p>8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84" table:style-name="ce1">
            <text:p>8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2" table:style-name="ce1">
            <text:p>4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85" table:style-name="ce1">
            <text:p>8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886" table:style-name="ce1">
            <text:p>8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3" table:style-name="ce1">
            <text:p>4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887" table:style-name="ce1">
            <text:p>8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88" table:style-name="ce1">
            <text:p>8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7" table:style-name="ce1">
            <text:p>17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89" table:style-name="ce1">
            <text:p>8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90" table:style-name="ce1">
            <text:p>8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9" table:style-name="ce1">
            <text:p>19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91" table:style-name="ce1">
            <text:p>8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92" table:style-name="ce1">
            <text:p>8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93" table:style-name="ce1">
            <text:p>8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894" table:style-name="ce1">
            <text:p>8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895" table:style-name="ce1">
            <text:p>8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896" table:style-name="ce1">
            <text:p>8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2" table:style-name="ce1">
            <text:p>22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897" table:style-name="ce1">
            <text:p>8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898" table:style-name="ce1">
            <text:p>8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899" table:style-name="ce1">
            <text:p>8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00" table:style-name="ce1">
            <text:p>9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01" table:style-name="ce1">
            <text:p>9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02" table:style-name="ce1">
            <text:p>9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7" table:style-name="ce1">
            <text:p>3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03" table:style-name="ce1">
            <text:p>9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04" table:style-name="ce1">
            <text:p>9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8" table:style-name="ce1">
            <text:p>38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05" table:style-name="ce1">
            <text:p>9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06" table:style-name="ce1">
            <text:p>9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9" table:style-name="ce1">
            <text:p>39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07" table:style-name="ce1">
            <text:p>9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08" table:style-name="ce1">
            <text:p>9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09" table:style-name="ce1">
            <text:p>9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10" table:style-name="ce1">
            <text:p>9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11" table:style-name="ce1">
            <text:p>9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12" table:style-name="ce1">
            <text:p>9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13" table:style-name="ce1">
            <text:p>9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14" table:style-name="ce1">
            <text:p>9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3" table:style-name="ce1">
            <text:p>4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15" table:style-name="ce1">
            <text:p>9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16" table:style-name="ce1">
            <text:p>9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7" table:style-name="ce1">
            <text:p>17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17" table:style-name="ce1">
            <text:p>9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18" table:style-name="ce1">
            <text:p>9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9" table:style-name="ce1">
            <text:p>1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19" table:style-name="ce1">
            <text:p>9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20" table:style-name="ce1">
            <text:p>9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0" table:style-name="ce1">
            <text:p>2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21" table:style-name="ce1">
            <text:p>9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22" table:style-name="ce1">
            <text:p>9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1" table:style-name="ce1">
            <text:p>2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23" table:style-name="ce1">
            <text:p>9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24" table:style-name="ce1">
            <text:p>9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2" table:style-name="ce1">
            <text:p>2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25" table:style-name="ce1">
            <text:p>9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26" table:style-name="ce1">
            <text:p>9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27" table:style-name="ce1">
            <text:p>9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28" table:style-name="ce1">
            <text:p>9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5" table:style-name="ce1">
            <text:p>3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29" table:style-name="ce1">
            <text:p>9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30" table:style-name="ce1">
            <text:p>9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7" table:style-name="ce1">
            <text:p>37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31" table:style-name="ce1">
            <text:p>9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32" table:style-name="ce1">
            <text:p>9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8" table:style-name="ce1">
            <text:p>38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>
          <table:table-cell office:value-type="float" office:value="933" table:style-name="ce1">
            <text:p>9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4">
          <table:table-cell office:value-type="float" office:value="934" table:style-name="ce1">
            <text:p>9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9" table:style-name="ce1">
            <text:p>39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35" table:style-name="ce1">
            <text:p>9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36" table:style-name="ce1">
            <text:p>9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37" table:style-name="ce1">
            <text:p>9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38" table:style-name="ce1">
            <text:p>9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39" table:style-name="ce1">
            <text:p>9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40" table:style-name="ce1">
            <text:p>9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41" table:style-name="ce1">
            <text:p>9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42" table:style-name="ce1">
            <text:p>9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43" table:style-name="ce1">
            <text:p>9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44" table:style-name="ce1">
            <text:p>9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7" table:style-name="ce1">
            <text:p>17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45" table:style-name="ce1">
            <text:p>9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46" table:style-name="ce1">
            <text:p>9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9" table:style-name="ce1">
            <text:p>1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47" table:style-name="ce1">
            <text:p>9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48" table:style-name="ce1">
            <text:p>9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0" table:style-name="ce1">
            <text:p>20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49" table:style-name="ce1">
            <text:p>9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50" table:style-name="ce1">
            <text:p>9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51" table:style-name="ce1">
            <text:p>9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52" table:style-name="ce1">
            <text:p>9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2" table:style-name="ce1">
            <text:p>2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53" table:style-name="ce1">
            <text:p>9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54" table:style-name="ce1">
            <text:p>9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55" table:style-name="ce1">
            <text:p>9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56" table:style-name="ce1">
            <text:p>9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57" table:style-name="ce1">
            <text:p>9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58" table:style-name="ce1">
            <text:p>9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7" table:style-name="ce1">
            <text:p>37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59" table:style-name="ce1">
            <text:p>9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60" table:style-name="ce1">
            <text:p>9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8" table:style-name="ce1">
            <text:p>38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61" table:style-name="ce1">
            <text:p>9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62" table:style-name="ce1">
            <text:p>9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9" table:style-name="ce1">
            <text:p>39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63" table:style-name="ce1">
            <text:p>9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64" table:style-name="ce1">
            <text:p>9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65" table:style-name="ce1">
            <text:p>9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66" table:style-name="ce1">
            <text:p>9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1" table:style-name="ce1">
            <text:p>4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67" table:style-name="ce1">
            <text:p>9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68" table:style-name="ce1">
            <text:p>9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69" table:style-name="ce1">
            <text:p>9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70" table:style-name="ce1">
            <text:p>9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3" table:style-name="ce1">
            <text:p>4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71" table:style-name="ce1">
            <text:p>9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72" table:style-name="ce1">
            <text:p>9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73" table:style-name="ce1">
            <text:p>9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74" table:style-name="ce1">
            <text:p>9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75" table:style-name="ce1">
            <text:p>9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76" table:style-name="ce1">
            <text:p>9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0" table:style-name="ce1">
            <text:p>2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77" table:style-name="ce1">
            <text:p>9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78" table:style-name="ce1">
            <text:p>9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1" table:style-name="ce1">
            <text:p>2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79" table:style-name="ce1">
            <text:p>9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80" table:style-name="ce1">
            <text:p>9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81" table:style-name="ce1">
            <text:p>9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82" table:style-name="ce1">
            <text:p>9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83" table:style-name="ce1">
            <text:p>9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84" table:style-name="ce1">
            <text:p>9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85" table:style-name="ce1">
            <text:p>9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86" table:style-name="ce1">
            <text:p>9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7" table:style-name="ce1">
            <text:p>3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87" table:style-name="ce1">
            <text:p>9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88" table:style-name="ce1">
            <text:p>9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8" table:style-name="ce1">
            <text:p>38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89" table:style-name="ce1">
            <text:p>9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90" table:style-name="ce1">
            <text:p>9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9" table:style-name="ce1">
            <text:p>39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91" table:style-name="ce1">
            <text:p>9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92" table:style-name="ce1">
            <text:p>9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93" table:style-name="ce1">
            <text:p>9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94" table:style-name="ce1">
            <text:p>9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1" table:style-name="ce1">
            <text:p>4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95" table:style-name="ce1">
            <text:p>9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96" table:style-name="ce1">
            <text:p>9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97" table:style-name="ce1">
            <text:p>9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98" table:style-name="ce1">
            <text:p>9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99" table:style-name="ce1">
            <text:p>9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7" table:style-name="ce1">
            <text:p>17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01" table:style-name="ce1">
            <text:p>10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02" table:style-name="ce1">
            <text:p>10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03" table:style-name="ce1">
            <text:p>10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04" table:style-name="ce1">
            <text:p>10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05" table:style-name="ce1">
            <text:p>10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06" table:style-name="ce1">
            <text:p>10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1" table:style-name="ce1">
            <text:p>21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07" table:style-name="ce1">
            <text:p>10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08" table:style-name="ce1">
            <text:p>10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2" table:style-name="ce1">
            <text:p>2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09" table:style-name="ce1">
            <text:p>10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10" table:style-name="ce1">
            <text:p>10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11" table:style-name="ce1">
            <text:p>10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12" table:style-name="ce1">
            <text:p>10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13" table:style-name="ce1">
            <text:p>10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14" table:style-name="ce1">
            <text:p>10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15" table:style-name="ce1">
            <text:p>10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16" table:style-name="ce1">
            <text:p>10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8" table:style-name="ce1">
            <text:p>38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17" table:style-name="ce1">
            <text:p>10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18" table:style-name="ce1">
            <text:p>10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9" table:style-name="ce1">
            <text:p>39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19" table:style-name="ce1">
            <text:p>10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20" table:style-name="ce1">
            <text:p>10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21" table:style-name="ce1">
            <text:p>10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22" table:style-name="ce1">
            <text:p>10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1" table:style-name="ce1">
            <text:p>4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23" table:style-name="ce1">
            <text:p>10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24" table:style-name="ce1">
            <text:p>10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25" table:style-name="ce1">
            <text:p>10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26" table:style-name="ce1">
            <text:p>10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27" table:style-name="ce1">
            <text:p>10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28" table:style-name="ce1">
            <text:p>10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7" table:style-name="ce1">
            <text:p>17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29" table:style-name="ce1">
            <text:p>10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30" table:style-name="ce1">
            <text:p>10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31" table:style-name="ce1">
            <text:p>10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32" table:style-name="ce1">
            <text:p>10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0" table:style-name="ce1">
            <text:p>2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33" table:style-name="ce1">
            <text:p>10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34" table:style-name="ce1">
            <text:p>10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1" table:style-name="ce1">
            <text:p>2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35" table:style-name="ce1">
            <text:p>10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36" table:style-name="ce1">
            <text:p>10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2" table:style-name="ce1">
            <text:p>22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37" table:style-name="ce1">
            <text:p>10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38" table:style-name="ce1">
            <text:p>10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3" table:style-name="ce1">
            <text:p>2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39" table:style-name="ce1">
            <text:p>10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40" table:style-name="ce1">
            <text:p>10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5" table:style-name="ce1">
            <text:p>3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41" table:style-name="ce1">
            <text:p>10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42" table:style-name="ce1">
            <text:p>10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7" table:style-name="ce1">
            <text:p>37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43" table:style-name="ce1">
            <text:p>10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44" table:style-name="ce1">
            <text:p>10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8" table:style-name="ce1">
            <text:p>38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45" table:style-name="ce1">
            <text:p>10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46" table:style-name="ce1">
            <text:p>10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9" table:style-name="ce1">
            <text:p>39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47" table:style-name="ce1">
            <text:p>10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48" table:style-name="ce1">
            <text:p>10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0" table:style-name="ce1">
            <text:p>4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49" table:style-name="ce1">
            <text:p>10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50" table:style-name="ce1">
            <text:p>10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51" table:style-name="ce1">
            <text:p>10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52" table:style-name="ce1">
            <text:p>10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2" table:style-name="ce1">
            <text:p>4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53" table:style-name="ce1">
            <text:p>10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54" table:style-name="ce1">
            <text:p>10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55" table:style-name="ce1">
            <text:p>10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56" table:style-name="ce1">
            <text:p>10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7" table:style-name="ce1">
            <text:p>1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57" table:style-name="ce1">
            <text:p>10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5">
          <table:table-cell office:value-type="float" office:value="1058" table:style-name="ce1">
            <text:p>10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5">
          <table:table-cell office:value-type="float" office:value="1059" table:style-name="ce1">
            <text:p>10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60" table:style-name="ce1">
            <text:p>10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61" table:style-name="ce1">
            <text:p>10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62" table:style-name="ce1">
            <text:p>10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1" table:style-name="ce1">
            <text:p>21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63" table:style-name="ce1">
            <text:p>10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64" table:style-name="ce1">
            <text:p>10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2" table:style-name="ce1">
            <text:p>22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65" table:style-name="ce1">
            <text:p>10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66" table:style-name="ce1">
            <text:p>10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67" table:style-name="ce1">
            <text:p>10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68" table:style-name="ce1">
            <text:p>10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69" table:style-name="ce1">
            <text:p>10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70" table:style-name="ce1">
            <text:p>10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7" table:style-name="ce1">
            <text:p>37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71" table:style-name="ce1">
            <text:p>10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72" table:style-name="ce1">
            <text:p>10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8" table:style-name="ce1">
            <text:p>38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73" table:style-name="ce1">
            <text:p>10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74" table:style-name="ce1">
            <text:p>10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9" table:style-name="ce1">
            <text:p>3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75" table:style-name="ce1">
            <text:p>10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76" table:style-name="ce1">
            <text:p>10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77" table:style-name="ce1">
            <text:p>10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78" table:style-name="ce1">
            <text:p>10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79" table:style-name="ce1">
            <text:p>10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80" table:style-name="ce1">
            <text:p>10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81" table:style-name="ce1">
            <text:p>10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82" table:style-name="ce1">
            <text:p>10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83" table:style-name="ce1">
            <text:p>10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84" table:style-name="ce1">
            <text:p>10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85" table:style-name="ce1">
            <text:p>10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86" table:style-name="ce1">
            <text:p>10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9" table:style-name="ce1">
            <text:p>1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87" table:style-name="ce1">
            <text:p>10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88" table:style-name="ce1">
            <text:p>10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0" table:style-name="ce1">
            <text:p>2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89" table:style-name="ce1">
            <text:p>10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90" table:style-name="ce1">
            <text:p>10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91" table:style-name="ce1">
            <text:p>10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92" table:style-name="ce1">
            <text:p>10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2" table:style-name="ce1">
            <text:p>2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93" table:style-name="ce1">
            <text:p>10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94" table:style-name="ce1">
            <text:p>10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95" table:style-name="ce1">
            <text:p>10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96" table:style-name="ce1">
            <text:p>10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5" table:style-name="ce1">
            <text:p>3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97" table:style-name="ce1">
            <text:p>10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98" table:style-name="ce1">
            <text:p>10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7" table:style-name="ce1">
            <text:p>37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99" table:style-name="ce1">
            <text:p>10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00" table:style-name="ce1">
            <text:p>11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8" table:style-name="ce1">
            <text:p>38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01" table:style-name="ce1">
            <text:p>11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02" table:style-name="ce1">
            <text:p>11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9" table:style-name="ce1">
            <text:p>39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03" table:style-name="ce1">
            <text:p>11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04" table:style-name="ce1">
            <text:p>11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05" table:style-name="ce1">
            <text:p>11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06" table:style-name="ce1">
            <text:p>11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1" table:style-name="ce1">
            <text:p>4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07" table:style-name="ce1">
            <text:p>11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08" table:style-name="ce1">
            <text:p>11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09" table:style-name="ce1">
            <text:p>11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10" table:style-name="ce1">
            <text:p>11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3" table:style-name="ce1">
            <text:p>4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11" table:style-name="ce1">
            <text:p>11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12" table:style-name="ce1">
            <text:p>11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13" table:style-name="ce1">
            <text:p>11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14" table:style-name="ce1">
            <text:p>11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9" table:style-name="ce1">
            <text:p>1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15" table:style-name="ce1">
            <text:p>11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16" table:style-name="ce1">
            <text:p>11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17" table:style-name="ce1">
            <text:p>11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18" table:style-name="ce1">
            <text:p>11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1" table:style-name="ce1">
            <text:p>21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19" table:style-name="ce1">
            <text:p>11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20" table:style-name="ce1">
            <text:p>11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2" table:style-name="ce1">
            <text:p>2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21" table:style-name="ce1">
            <text:p>11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22" table:style-name="ce1">
            <text:p>11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23" table:style-name="ce1">
            <text:p>11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24" table:style-name="ce1">
            <text:p>11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25" table:style-name="ce1">
            <text:p>11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26" table:style-name="ce1">
            <text:p>11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27" table:style-name="ce1">
            <text:p>11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28" table:style-name="ce1">
            <text:p>11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8" table:style-name="ce1">
            <text:p>38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29" table:style-name="ce1">
            <text:p>11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30" table:style-name="ce1">
            <text:p>11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9" table:style-name="ce1">
            <text:p>39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31" table:style-name="ce1">
            <text:p>11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32" table:style-name="ce1">
            <text:p>11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33" table:style-name="ce1">
            <text:p>11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34" table:style-name="ce1">
            <text:p>11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35" table:style-name="ce1">
            <text:p>11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36" table:style-name="ce1">
            <text:p>11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37" table:style-name="ce1">
            <text:p>11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38" table:style-name="ce1">
            <text:p>11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39" table:style-name="ce1">
            <text:p>11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40" table:style-name="ce1">
            <text:p>11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7" table:style-name="ce1">
            <text:p>17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41" table:style-name="ce1">
            <text:p>11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42" table:style-name="ce1">
            <text:p>11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43" table:style-name="ce1">
            <text:p>11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44" table:style-name="ce1">
            <text:p>11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45" table:style-name="ce1">
            <text:p>11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46" table:style-name="ce1">
            <text:p>11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1" table:style-name="ce1">
            <text:p>2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47" table:style-name="ce1">
            <text:p>11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48" table:style-name="ce1">
            <text:p>11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49" table:style-name="ce1">
            <text:p>11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50" table:style-name="ce1">
            <text:p>11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51" table:style-name="ce1">
            <text:p>11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52" table:style-name="ce1">
            <text:p>11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5" table:style-name="ce1">
            <text:p>35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53" table:style-name="ce1">
            <text:p>11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54" table:style-name="ce1">
            <text:p>11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7" table:style-name="ce1">
            <text:p>37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55" table:style-name="ce1">
            <text:p>11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56" table:style-name="ce1">
            <text:p>11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8" table:style-name="ce1">
            <text:p>38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57" table:style-name="ce1">
            <text:p>11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58" table:style-name="ce1">
            <text:p>11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9" table:style-name="ce1">
            <text:p>39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59" table:style-name="ce1">
            <text:p>11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60" table:style-name="ce1">
            <text:p>11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61" table:style-name="ce1">
            <text:p>11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62" table:style-name="ce1">
            <text:p>11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63" table:style-name="ce1">
            <text:p>11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64" table:style-name="ce1">
            <text:p>11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2" table:style-name="ce1">
            <text:p>4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65" table:style-name="ce1">
            <text:p>11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66" table:style-name="ce1">
            <text:p>11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3" table:style-name="ce1">
            <text:p>4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67" table:style-name="ce1">
            <text:p>11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68" table:style-name="ce1">
            <text:p>11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7" table:style-name="ce1">
            <text:p>17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69" table:style-name="ce1">
            <text:p>11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70" table:style-name="ce1">
            <text:p>11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71" table:style-name="ce1">
            <text:p>11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72" table:style-name="ce1">
            <text:p>11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73" table:style-name="ce1">
            <text:p>11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74" table:style-name="ce1">
            <text:p>11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75" table:style-name="ce1">
            <text:p>11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76" table:style-name="ce1">
            <text:p>11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2" table:style-name="ce1">
            <text:p>22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77" table:style-name="ce1">
            <text:p>11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78" table:style-name="ce1">
            <text:p>11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3" table:style-name="ce1">
            <text:p>2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79" table:style-name="ce1">
            <text:p>11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80" table:style-name="ce1">
            <text:p>11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81" table:style-name="ce1">
            <text:p>11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82" table:style-name="ce1">
            <text:p>11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7" table:style-name="ce1">
            <text:p>37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83" table:style-name="ce1">
            <text:p>11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84" table:style-name="ce1">
            <text:p>11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8" table:style-name="ce1">
            <text:p>38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85" table:style-name="ce1">
            <text:p>11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86" table:style-name="ce1">
            <text:p>11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9" table:style-name="ce1">
            <text:p>39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87" table:style-name="ce1">
            <text:p>11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88" table:style-name="ce1">
            <text:p>11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0" table:style-name="ce1">
            <text:p>4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89" table:style-name="ce1">
            <text:p>11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90" table:style-name="ce1">
            <text:p>11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91" table:style-name="ce1">
            <text:p>11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92" table:style-name="ce1">
            <text:p>11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93" table:style-name="ce1">
            <text:p>11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94" table:style-name="ce1">
            <text:p>11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95" table:style-name="ce1">
            <text:p>11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96" table:style-name="ce1">
            <text:p>11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7" table:style-name="ce1">
            <text:p>17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97" table:style-name="ce1">
            <text:p>11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98" table:style-name="ce1">
            <text:p>11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99" table:style-name="ce1">
            <text:p>11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00" table:style-name="ce1">
            <text:p>12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01" table:style-name="ce1">
            <text:p>12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02" table:style-name="ce1">
            <text:p>12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03" table:style-name="ce1">
            <text:p>12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04" table:style-name="ce1">
            <text:p>12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2" table:style-name="ce1">
            <text:p>2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05" table:style-name="ce1">
            <text:p>12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06" table:style-name="ce1">
            <text:p>12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07" table:style-name="ce1">
            <text:p>12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08" table:style-name="ce1">
            <text:p>12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09" table:style-name="ce1">
            <text:p>12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10" table:style-name="ce1">
            <text:p>12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7" table:style-name="ce1">
            <text:p>37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11" table:style-name="ce1">
            <text:p>12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12" table:style-name="ce1">
            <text:p>12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8" table:style-name="ce1">
            <text:p>38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13" table:style-name="ce1">
            <text:p>12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14" table:style-name="ce1">
            <text:p>12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9" table:style-name="ce1">
            <text:p>39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15" table:style-name="ce1">
            <text:p>12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16" table:style-name="ce1">
            <text:p>12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17" table:style-name="ce1">
            <text:p>12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18" table:style-name="ce1">
            <text:p>12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1" table:style-name="ce1">
            <text:p>4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19" table:style-name="ce1">
            <text:p>12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20" table:style-name="ce1">
            <text:p>12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21" table:style-name="ce1">
            <text:p>12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22" table:style-name="ce1">
            <text:p>12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23" table:style-name="ce1">
            <text:p>12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24" table:style-name="ce1">
            <text:p>12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7" table:style-name="ce1">
            <text:p>17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25" table:style-name="ce1">
            <text:p>12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26" table:style-name="ce1">
            <text:p>12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27" table:style-name="ce1">
            <text:p>12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28" table:style-name="ce1">
            <text:p>12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29" table:style-name="ce1">
            <text:p>12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30" table:style-name="ce1">
            <text:p>12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31" table:style-name="ce1">
            <text:p>12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32" table:style-name="ce1">
            <text:p>12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2" table:style-name="ce1">
            <text:p>22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33" table:style-name="ce1">
            <text:p>12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34" table:style-name="ce1">
            <text:p>12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35" table:style-name="ce1">
            <text:p>12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36" table:style-name="ce1">
            <text:p>12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5" table:style-name="ce1">
            <text:p>3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37" table:style-name="ce1">
            <text:p>12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38" table:style-name="ce1">
            <text:p>12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39" table:style-name="ce1">
            <text:p>12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40" table:style-name="ce1">
            <text:p>12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8" table:style-name="ce1">
            <text:p>38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41" table:style-name="ce1">
            <text:p>12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42" table:style-name="ce1">
            <text:p>12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9" table:style-name="ce1">
            <text:p>39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43" table:style-name="ce1">
            <text:p>12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44" table:style-name="ce1">
            <text:p>12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45" table:style-name="ce1">
            <text:p>12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46" table:style-name="ce1">
            <text:p>12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47" table:style-name="ce1">
            <text:p>12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48" table:style-name="ce1">
            <text:p>12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2" table:style-name="ce1">
            <text:p>4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49" table:style-name="ce1">
            <text:p>12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50" table:style-name="ce1">
            <text:p>12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51" table:style-name="ce1">
            <text:p>12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52" table:style-name="ce1">
            <text:p>12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7" table:style-name="ce1">
            <text:p>17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53" table:style-name="ce1">
            <text:p>12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54" table:style-name="ce1">
            <text:p>12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9" table:style-name="ce1">
            <text:p>1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55" table:style-name="ce1">
            <text:p>12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56" table:style-name="ce1">
            <text:p>12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0" table:style-name="ce1">
            <text:p>2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57" table:style-name="ce1">
            <text:p>12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58" table:style-name="ce1">
            <text:p>12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1" table:style-name="ce1">
            <text:p>2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59" table:style-name="ce1">
            <text:p>12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60" table:style-name="ce1">
            <text:p>12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61" table:style-name="ce1">
            <text:p>12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62" table:style-name="ce1">
            <text:p>12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63" table:style-name="ce1">
            <text:p>12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64" table:style-name="ce1">
            <text:p>12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65" table:style-name="ce1">
            <text:p>12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66" table:style-name="ce1">
            <text:p>12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67" table:style-name="ce1">
            <text:p>12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68" table:style-name="ce1">
            <text:p>12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8" table:style-name="ce1">
            <text:p>38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69" table:style-name="ce1">
            <text:p>12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70" table:style-name="ce1">
            <text:p>12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9" table:style-name="ce1">
            <text:p>39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71" table:style-name="ce1">
            <text:p>12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72" table:style-name="ce1">
            <text:p>12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73" table:style-name="ce1">
            <text:p>12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74" table:style-name="ce1">
            <text:p>12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1" table:style-name="ce1">
            <text:p>4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75" table:style-name="ce1">
            <text:p>12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76" table:style-name="ce1">
            <text:p>12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77" table:style-name="ce1">
            <text:p>12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78" table:style-name="ce1">
            <text:p>12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3" table:style-name="ce1">
            <text:p>4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79" table:style-name="ce1">
            <text:p>12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80" table:style-name="ce1">
            <text:p>12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7" table:style-name="ce1">
            <text:p>17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81" table:style-name="ce1">
            <text:p>12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4">
          <table:table-cell office:value-type="float" office:value="1282" table:style-name="ce1">
            <text:p>12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4">
          <table:table-cell office:value-type="float" office:value="1283" table:style-name="ce1">
            <text:p>12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84" table:style-name="ce1">
            <text:p>12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85" table:style-name="ce1">
            <text:p>12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86" table:style-name="ce1">
            <text:p>12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1" table:style-name="ce1">
            <text:p>2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87" table:style-name="ce1">
            <text:p>12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88" table:style-name="ce1">
            <text:p>12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2" table:style-name="ce1">
            <text:p>22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89" table:style-name="ce1">
            <text:p>12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90" table:style-name="ce1">
            <text:p>12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91" table:style-name="ce1">
            <text:p>12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92" table:style-name="ce1">
            <text:p>12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93" table:style-name="ce1">
            <text:p>12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94" table:style-name="ce1">
            <text:p>12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7" table:style-name="ce1">
            <text:p>37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95" table:style-name="ce1">
            <text:p>12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96" table:style-name="ce1">
            <text:p>12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8" table:style-name="ce1">
            <text:p>38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97" table:style-name="ce1">
            <text:p>12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98" table:style-name="ce1">
            <text:p>12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9" table:style-name="ce1">
            <text:p>39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99" table:style-name="ce1">
            <text:p>12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300" table:style-name="ce1">
            <text:p>13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301" table:style-name="ce1">
            <text:p>13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302" table:style-name="ce1">
            <text:p>13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1" table:style-name="ce1">
            <text:p>4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303" table:style-name="ce1">
            <text:p>13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304" table:style-name="ce1">
            <text:p>13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305" table:style-name="ce1">
            <text:p>13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306" table:style-name="ce1">
            <text:p>13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307" table:style-name="ce1">
            <text:p>130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08" table:style-name="ce1">
            <text:p>130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09" table:style-name="ce1">
            <text:p>130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0" table:style-name="ce1">
            <text:p>131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1" table:style-name="ce1">
            <text:p>131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2" table:style-name="ce1">
            <text:p>131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3" table:style-name="ce1">
            <text:p>131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4" table:style-name="ce1">
            <text:p>131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5" table:style-name="ce1">
            <text:p>131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6" table:style-name="ce1">
            <text:p>131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7" table:style-name="ce1">
            <text:p>131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8" table:style-name="ce1">
            <text:p>131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9" table:style-name="ce1">
            <text:p>131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0" table:style-name="ce1">
            <text:p>132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1" table:style-name="ce1">
            <text:p>132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2" table:style-name="ce1">
            <text:p>132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3" table:style-name="ce1">
            <text:p>132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4" table:style-name="ce1">
            <text:p>132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5" table:style-name="ce1">
            <text:p>132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6" table:style-name="ce1">
            <text:p>132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7" table:style-name="ce1">
            <text:p>132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8" table:style-name="ce1">
            <text:p>132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9" table:style-name="ce1">
            <text:p>132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0" table:style-name="ce1">
            <text:p>133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1" table:style-name="ce1">
            <text:p>133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2" table:style-name="ce1">
            <text:p>133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3" table:style-name="ce1">
            <text:p>133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4" table:style-name="ce1">
            <text:p>133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5" table:style-name="ce1">
            <text:p>133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6" table:style-name="ce1">
            <text:p>133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7" table:style-name="ce1">
            <text:p>133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8" table:style-name="ce1">
            <text:p>133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9" table:style-name="ce1">
            <text:p>1339</text:p>
          </table:table-cell>
          <table:table-cell office:value-type="date" office:date-value="2021-06-05T00:00:00" table:style-name="ce3">
            <text:p>05.06.2021</text:p>
          </table:table-cell>
          <table:table-cell office:value-type="string" table:style-name="ce1">
            <text:p>M10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340" table:style-name="ce1">
            <text:p>1340</text:p>
          </table:table-cell>
          <table:table-cell office:value-type="date" office:date-value="2021-06-05T00:00:00" table:style-name="ce3">
            <text:p>05.06.2021</text:p>
          </table:table-cell>
          <table:table-cell office:value-type="string" table:style-name="ce1">
            <text:p>M5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341" table:style-name="ce1">
            <text:p>1341</text:p>
          </table:table-cell>
          <table:table-cell office:value-type="date" office:date-value="2021-06-06T00:00:00" table:style-name="ce3">
            <text:p>06.06.2021</text:p>
          </table:table-cell>
          <table:table-cell office:value-type="string" table:style-name="ce1">
            <text:p>M15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342" table:style-name="ce1">
            <text:p>1342</text:p>
          </table:table-cell>
          <table:table-cell office:value-type="date" office:date-value="2021-06-06T00:00:00" table:style-name="ce3">
            <text:p>06.06.2021</text:p>
          </table:table-cell>
          <table:table-cell office:value-type="string" table:style-name="ce1">
            <text:p>M5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343" table:style-name="ce1">
            <text:p>13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44" table:style-name="ce1">
            <text:p>13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345" table:style-name="ce1">
            <text:p>13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46" table:style-name="ce1">
            <text:p>13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47" table:style-name="ce1">
            <text:p>13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48" table:style-name="ce1">
            <text:p>13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1" table:style-name="ce1">
            <text:p>1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49" table:style-name="ce1">
            <text:p>13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50" table:style-name="ce1">
            <text:p>13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2" table:style-name="ce1">
            <text:p>12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51" table:style-name="ce1">
            <text:p>13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52" table:style-name="ce1">
            <text:p>13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53" table:style-name="ce1">
            <text:p>13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54" table:style-name="ce1">
            <text:p>13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55" table:style-name="ce1">
            <text:p>13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356" table:style-name="ce1">
            <text:p>13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6" table:style-name="ce1">
            <text:p>3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357" table:style-name="ce1">
            <text:p>13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358" table:style-name="ce1">
            <text:p>13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359" table:style-name="ce1">
            <text:p>13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360" table:style-name="ce1">
            <text:p>13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361" table:style-name="ce1">
            <text:p>13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62" table:style-name="ce1">
            <text:p>13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1" table:style-name="ce1">
            <text:p>5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63" table:style-name="ce1">
            <text:p>13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64" table:style-name="ce1">
            <text:p>13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65" table:style-name="ce1">
            <text:p>13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66" table:style-name="ce1">
            <text:p>13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3" table:style-name="ce1">
            <text:p>5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67" table:style-name="ce1">
            <text:p>13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368" table:style-name="ce1">
            <text:p>13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369" table:style-name="ce1">
            <text:p>13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370" table:style-name="ce1">
            <text:p>13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5" table:style-name="ce1">
            <text:p>55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371" table:style-name="ce1">
            <text:p>13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72" table:style-name="ce1">
            <text:p>13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73" table:style-name="ce1">
            <text:p>13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74" table:style-name="ce1">
            <text:p>13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7" table:style-name="ce1">
            <text:p>5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75" table:style-name="ce1">
            <text:p>13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376" table:style-name="ce1">
            <text:p>13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8" table:style-name="ce1">
            <text:p>5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377" table:style-name="ce1">
            <text:p>13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378" table:style-name="ce1">
            <text:p>13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9" table:style-name="ce1">
            <text:p>5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379" table:style-name="ce1">
            <text:p>13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80" table:style-name="ce1">
            <text:p>13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0" table:style-name="ce1">
            <text:p>6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81" table:style-name="ce1">
            <text:p>13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382" table:style-name="ce1">
            <text:p>13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1" table:style-name="ce1">
            <text:p>6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383" table:style-name="ce1">
            <text:p>13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384" table:style-name="ce1">
            <text:p>13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2" table:style-name="ce1">
            <text:p>6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385" table:style-name="ce1">
            <text:p>13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386" table:style-name="ce1">
            <text:p>13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3" table:style-name="ce1">
            <text:p>6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387" table:style-name="ce1">
            <text:p>13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88" table:style-name="ce1">
            <text:p>13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4" table:style-name="ce1">
            <text:p>6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89" table:style-name="ce1">
            <text:p>13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90" table:style-name="ce1">
            <text:p>13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2" table:style-name="ce1">
            <text:p>2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91" table:style-name="ce1">
            <text:p>13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92" table:style-name="ce1">
            <text:p>13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1" table:style-name="ce1">
            <text:p>11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93" table:style-name="ce1">
            <text:p>13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94" table:style-name="ce1">
            <text:p>13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2" table:style-name="ce1">
            <text:p>12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95" table:style-name="ce1">
            <text:p>13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96" table:style-name="ce1">
            <text:p>13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97" table:style-name="ce1">
            <text:p>13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98" table:style-name="ce1">
            <text:p>13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99" table:style-name="ce1">
            <text:p>13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00" table:style-name="ce1">
            <text:p>14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01" table:style-name="ce1">
            <text:p>14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02" table:style-name="ce1">
            <text:p>14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03" table:style-name="ce1">
            <text:p>14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04" table:style-name="ce1">
            <text:p>14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05" table:style-name="ce1">
            <text:p>14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06" table:style-name="ce1">
            <text:p>14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1" table:style-name="ce1">
            <text:p>5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07" table:style-name="ce1">
            <text:p>14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08" table:style-name="ce1">
            <text:p>14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2" table:style-name="ce1">
            <text:p>5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09" table:style-name="ce1">
            <text:p>14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10" table:style-name="ce1">
            <text:p>14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11" table:style-name="ce1">
            <text:p>14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12" table:style-name="ce1">
            <text:p>14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4" table:style-name="ce1">
            <text:p>5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13" table:style-name="ce1">
            <text:p>14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14" table:style-name="ce1">
            <text:p>14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15" table:style-name="ce1">
            <text:p>14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16" table:style-name="ce1">
            <text:p>14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6" table:style-name="ce1">
            <text:p>5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17" table:style-name="ce1">
            <text:p>14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18" table:style-name="ce1">
            <text:p>14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7" table:style-name="ce1">
            <text:p>5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19" table:style-name="ce1">
            <text:p>14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20" table:style-name="ce1">
            <text:p>14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21" table:style-name="ce1">
            <text:p>14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22" table:style-name="ce1">
            <text:p>14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9" table:style-name="ce1">
            <text:p>5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23" table:style-name="ce1">
            <text:p>14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24" table:style-name="ce1">
            <text:p>14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0" table:style-name="ce1">
            <text:p>6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25" table:style-name="ce1">
            <text:p>14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26" table:style-name="ce1">
            <text:p>14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27" table:style-name="ce1">
            <text:p>14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28" table:style-name="ce1">
            <text:p>14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29" table:style-name="ce1">
            <text:p>14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30" table:style-name="ce1">
            <text:p>14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31" table:style-name="ce1">
            <text:p>14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32" table:style-name="ce1">
            <text:p>14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4" table:style-name="ce1">
            <text:p>6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33" table:style-name="ce1">
            <text:p>14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34" table:style-name="ce1">
            <text:p>14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35" table:style-name="ce1">
            <text:p>14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36" table:style-name="ce1">
            <text:p>14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37" table:style-name="ce1">
            <text:p>14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38" table:style-name="ce1">
            <text:p>14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39" table:style-name="ce1">
            <text:p>14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40" table:style-name="ce1">
            <text:p>14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41" table:style-name="ce1">
            <text:p>14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42" table:style-name="ce1">
            <text:p>14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43" table:style-name="ce1">
            <text:p>14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44" table:style-name="ce1">
            <text:p>14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45" table:style-name="ce1">
            <text:p>14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46" table:style-name="ce1">
            <text:p>14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47" table:style-name="ce1">
            <text:p>14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48" table:style-name="ce1">
            <text:p>14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49" table:style-name="ce1">
            <text:p>14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50" table:style-name="ce1">
            <text:p>14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1" table:style-name="ce1">
            <text:p>5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51" table:style-name="ce1">
            <text:p>14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52" table:style-name="ce1">
            <text:p>14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2" table:style-name="ce1">
            <text:p>5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53" table:style-name="ce1">
            <text:p>14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54" table:style-name="ce1">
            <text:p>14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55" table:style-name="ce1">
            <text:p>14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56" table:style-name="ce1">
            <text:p>14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4" table:style-name="ce1">
            <text:p>5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57" table:style-name="ce1">
            <text:p>14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58" table:style-name="ce1">
            <text:p>14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59" table:style-name="ce1">
            <text:p>14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60" table:style-name="ce1">
            <text:p>14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6" table:style-name="ce1">
            <text:p>5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61" table:style-name="ce1">
            <text:p>14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2" table:style-name="ce1">
            <text:p>14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7" table:style-name="ce1">
            <text:p>57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3" table:style-name="ce1">
            <text:p>14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64" table:style-name="ce1">
            <text:p>14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8" table:style-name="ce1">
            <text:p>5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65" table:style-name="ce1">
            <text:p>14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66" table:style-name="ce1">
            <text:p>14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9" table:style-name="ce1">
            <text:p>5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67" table:style-name="ce1">
            <text:p>14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8" table:style-name="ce1">
            <text:p>14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9" table:style-name="ce1">
            <text:p>14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70" table:style-name="ce1">
            <text:p>14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1" table:style-name="ce1">
            <text:p>6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71" table:style-name="ce1">
            <text:p>14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72" table:style-name="ce1">
            <text:p>14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73" table:style-name="ce1">
            <text:p>14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74" table:style-name="ce1">
            <text:p>14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3" table:style-name="ce1">
            <text:p>6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75" table:style-name="ce1">
            <text:p>14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76" table:style-name="ce1">
            <text:p>14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4" table:style-name="ce1">
            <text:p>6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77" table:style-name="ce1">
            <text:p>14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78" table:style-name="ce1">
            <text:p>14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79" table:style-name="ce1">
            <text:p>14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80" table:style-name="ce1">
            <text:p>14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1" table:style-name="ce1">
            <text:p>1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81" table:style-name="ce1">
            <text:p>14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82" table:style-name="ce1">
            <text:p>14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2" table:style-name="ce1">
            <text:p>1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83" table:style-name="ce1">
            <text:p>14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84" table:style-name="ce1">
            <text:p>14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85" table:style-name="ce1">
            <text:p>14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86" table:style-name="ce1">
            <text:p>14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87" table:style-name="ce1">
            <text:p>14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88" table:style-name="ce1">
            <text:p>14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89" table:style-name="ce1">
            <text:p>14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90" table:style-name="ce1">
            <text:p>14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91" table:style-name="ce1">
            <text:p>14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92" table:style-name="ce1">
            <text:p>14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93" table:style-name="ce1">
            <text:p>14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94" table:style-name="ce1">
            <text:p>14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95" table:style-name="ce1">
            <text:p>14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96" table:style-name="ce1">
            <text:p>14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97" table:style-name="ce1">
            <text:p>14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98" table:style-name="ce1">
            <text:p>14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99" table:style-name="ce1">
            <text:p>14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00" table:style-name="ce1">
            <text:p>15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01" table:style-name="ce1">
            <text:p>15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02" table:style-name="ce1">
            <text:p>15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03" table:style-name="ce1">
            <text:p>15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04" table:style-name="ce1">
            <text:p>15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05" table:style-name="ce1">
            <text:p>15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06" table:style-name="ce1">
            <text:p>15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07" table:style-name="ce1">
            <text:p>15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08" table:style-name="ce1">
            <text:p>15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09" table:style-name="ce1">
            <text:p>15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10" table:style-name="ce1">
            <text:p>15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11" table:style-name="ce1">
            <text:p>15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12" table:style-name="ce1">
            <text:p>15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13" table:style-name="ce1">
            <text:p>15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14" table:style-name="ce1">
            <text:p>15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15" table:style-name="ce1">
            <text:p>15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16" table:style-name="ce1">
            <text:p>15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17" table:style-name="ce1">
            <text:p>15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18" table:style-name="ce1">
            <text:p>15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19" table:style-name="ce1">
            <text:p>15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20" table:style-name="ce1">
            <text:p>15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21" table:style-name="ce1">
            <text:p>15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22" table:style-name="ce1">
            <text:p>15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23" table:style-name="ce1">
            <text:p>15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24" table:style-name="ce1">
            <text:p>15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1" table:style-name="ce1">
            <text:p>1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25" table:style-name="ce1">
            <text:p>15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26" table:style-name="ce1">
            <text:p>15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2" table:style-name="ce1">
            <text:p>12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27" table:style-name="ce1">
            <text:p>15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28" table:style-name="ce1">
            <text:p>15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29" table:style-name="ce1">
            <text:p>15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0" table:style-name="ce1">
            <text:p>15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1" table:style-name="ce1">
            <text:p>15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32" table:style-name="ce1">
            <text:p>15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6" table:style-name="ce1">
            <text:p>3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33" table:style-name="ce1">
            <text:p>15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34" table:style-name="ce1">
            <text:p>15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35" table:style-name="ce1">
            <text:p>15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36" table:style-name="ce1">
            <text:p>15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37" table:style-name="ce1">
            <text:p>15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8" table:style-name="ce1">
            <text:p>15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9" table:style-name="ce1">
            <text:p>15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0" table:style-name="ce1">
            <text:p>15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1" table:style-name="ce1">
            <text:p>15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42" table:style-name="ce1">
            <text:p>15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3" table:style-name="ce1">
            <text:p>5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43" table:style-name="ce1">
            <text:p>15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44" table:style-name="ce1">
            <text:p>15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45" table:style-name="ce1">
            <text:p>15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46" table:style-name="ce1">
            <text:p>15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47" table:style-name="ce1">
            <text:p>15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8" table:style-name="ce1">
            <text:p>15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9" table:style-name="ce1">
            <text:p>15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0" table:style-name="ce1">
            <text:p>15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1" table:style-name="ce1">
            <text:p>15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52" table:style-name="ce1">
            <text:p>15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53" table:style-name="ce1">
            <text:p>15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54" table:style-name="ce1">
            <text:p>15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55" table:style-name="ce1">
            <text:p>15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6" table:style-name="ce1">
            <text:p>15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7" table:style-name="ce1">
            <text:p>15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58" table:style-name="ce1">
            <text:p>15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59" table:style-name="ce1">
            <text:p>15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60" table:style-name="ce1">
            <text:p>15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61" table:style-name="ce1">
            <text:p>15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62" table:style-name="ce1">
            <text:p>15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63" table:style-name="ce1">
            <text:p>15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64" table:style-name="ce1">
            <text:p>15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65" table:style-name="ce1">
            <text:p>15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66" table:style-name="ce1">
            <text:p>15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67" table:style-name="ce1">
            <text:p>15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68" table:style-name="ce1">
            <text:p>15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69" table:style-name="ce1">
            <text:p>15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70" table:style-name="ce1">
            <text:p>15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71" table:style-name="ce1">
            <text:p>15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72" table:style-name="ce1">
            <text:p>15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73" table:style-name="ce1">
            <text:p>15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74" table:style-name="ce1">
            <text:p>15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75" table:style-name="ce1">
            <text:p>15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76" table:style-name="ce1">
            <text:p>15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77" table:style-name="ce1">
            <text:p>15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78" table:style-name="ce1">
            <text:p>15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79" table:style-name="ce1">
            <text:p>15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80" table:style-name="ce1">
            <text:p>15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81" table:style-name="ce1">
            <text:p>15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82" table:style-name="ce1">
            <text:p>15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1" table:style-name="ce1">
            <text:p>5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83" table:style-name="ce1">
            <text:p>15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84" table:style-name="ce1">
            <text:p>15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85" table:style-name="ce1">
            <text:p>15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86" table:style-name="ce1">
            <text:p>15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3" table:style-name="ce1">
            <text:p>5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87" table:style-name="ce1">
            <text:p>15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88" table:style-name="ce1">
            <text:p>15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4" table:style-name="ce1">
            <text:p>5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89" table:style-name="ce1">
            <text:p>15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90" table:style-name="ce1">
            <text:p>15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91" table:style-name="ce1">
            <text:p>15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92" table:style-name="ce1">
            <text:p>15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93" table:style-name="ce1">
            <text:p>15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94" table:style-name="ce1">
            <text:p>15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7" table:style-name="ce1">
            <text:p>5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95" table:style-name="ce1">
            <text:p>15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96" table:style-name="ce1">
            <text:p>15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8" table:style-name="ce1">
            <text:p>5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97" table:style-name="ce1">
            <text:p>15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98" table:style-name="ce1">
            <text:p>15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9" table:style-name="ce1">
            <text:p>5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99" table:style-name="ce1">
            <text:p>15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00" table:style-name="ce1">
            <text:p>16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0" table:style-name="ce1">
            <text:p>6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01" table:style-name="ce1">
            <text:p>16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02" table:style-name="ce1">
            <text:p>16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1" table:style-name="ce1">
            <text:p>6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03" table:style-name="ce1">
            <text:p>16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04" table:style-name="ce1">
            <text:p>16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2" table:style-name="ce1">
            <text:p>6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05" table:style-name="ce1">
            <text:p>16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06" table:style-name="ce1">
            <text:p>16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3" table:style-name="ce1">
            <text:p>6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07" table:style-name="ce1">
            <text:p>16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08" table:style-name="ce1">
            <text:p>16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09" table:style-name="ce1">
            <text:p>16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10" table:style-name="ce1">
            <text:p>16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11" table:style-name="ce1">
            <text:p>16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12" table:style-name="ce1">
            <text:p>16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1" table:style-name="ce1">
            <text:p>11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13" table:style-name="ce1">
            <text:p>16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14" table:style-name="ce1">
            <text:p>16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2" table:style-name="ce1">
            <text:p>12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15" table:style-name="ce1">
            <text:p>16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16" table:style-name="ce1">
            <text:p>16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17" table:style-name="ce1">
            <text:p>16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18" table:style-name="ce1">
            <text:p>16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19" table:style-name="ce1">
            <text:p>16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20" table:style-name="ce1">
            <text:p>16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21" table:style-name="ce1">
            <text:p>16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22" table:style-name="ce1">
            <text:p>16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23" table:style-name="ce1">
            <text:p>16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24" table:style-name="ce1">
            <text:p>16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25" table:style-name="ce1">
            <text:p>16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26" table:style-name="ce1">
            <text:p>16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1" table:style-name="ce1">
            <text:p>5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27" table:style-name="ce1">
            <text:p>16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28" table:style-name="ce1">
            <text:p>16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29" table:style-name="ce1">
            <text:p>16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30" table:style-name="ce1">
            <text:p>16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3" table:style-name="ce1">
            <text:p>5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31" table:style-name="ce1">
            <text:p>16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32" table:style-name="ce1">
            <text:p>16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33" table:style-name="ce1">
            <text:p>16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34" table:style-name="ce1">
            <text:p>16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5" table:style-name="ce1">
            <text:p>55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35" table:style-name="ce1">
            <text:p>16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36" table:style-name="ce1">
            <text:p>16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37" table:style-name="ce1">
            <text:p>16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38" table:style-name="ce1">
            <text:p>16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7" table:style-name="ce1">
            <text:p>5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39" table:style-name="ce1">
            <text:p>16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40" table:style-name="ce1">
            <text:p>16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8" table:style-name="ce1">
            <text:p>5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41" table:style-name="ce1">
            <text:p>16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42" table:style-name="ce1">
            <text:p>16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9" table:style-name="ce1">
            <text:p>5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43" table:style-name="ce1">
            <text:p>16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44" table:style-name="ce1">
            <text:p>16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0" table:style-name="ce1">
            <text:p>6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45" table:style-name="ce1">
            <text:p>16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46" table:style-name="ce1">
            <text:p>16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1" table:style-name="ce1">
            <text:p>6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47" table:style-name="ce1">
            <text:p>16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48" table:style-name="ce1">
            <text:p>16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2" table:style-name="ce1">
            <text:p>6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49" table:style-name="ce1">
            <text:p>16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50" table:style-name="ce1">
            <text:p>16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3" table:style-name="ce1">
            <text:p>6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51" table:style-name="ce1">
            <text:p>16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52" table:style-name="ce1">
            <text:p>16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4" table:style-name="ce1">
            <text:p>6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53" table:style-name="ce1">
            <text:p>16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54" table:style-name="ce1">
            <text:p>16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2" table:style-name="ce1">
            <text:p>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55" table:style-name="ce1">
            <text:p>16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56" table:style-name="ce1">
            <text:p>16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1" table:style-name="ce1">
            <text:p>1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57" table:style-name="ce1">
            <text:p>16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58" table:style-name="ce1">
            <text:p>16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2" table:style-name="ce1">
            <text:p>1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59" table:style-name="ce1">
            <text:p>16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60" table:style-name="ce1">
            <text:p>16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61" table:style-name="ce1">
            <text:p>16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62" table:style-name="ce1">
            <text:p>16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63" table:style-name="ce1">
            <text:p>16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64" table:style-name="ce1">
            <text:p>16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65" table:style-name="ce1">
            <text:p>16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66" table:style-name="ce1">
            <text:p>16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67" table:style-name="ce1">
            <text:p>16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68" table:style-name="ce1">
            <text:p>16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69" table:style-name="ce1">
            <text:p>16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70" table:style-name="ce1">
            <text:p>16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1" table:style-name="ce1">
            <text:p>5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71" table:style-name="ce1">
            <text:p>16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72" table:style-name="ce1">
            <text:p>16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2" table:style-name="ce1">
            <text:p>5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73" table:style-name="ce1">
            <text:p>16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74" table:style-name="ce1">
            <text:p>16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3" table:style-name="ce1">
            <text:p>5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75" table:style-name="ce1">
            <text:p>16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76" table:style-name="ce1">
            <text:p>16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4" table:style-name="ce1">
            <text:p>5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77" table:style-name="ce1">
            <text:p>16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78" table:style-name="ce1">
            <text:p>16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79" table:style-name="ce1">
            <text:p>16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80" table:style-name="ce1">
            <text:p>16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6" table:style-name="ce1">
            <text:p>5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81" table:style-name="ce1">
            <text:p>16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2" table:style-name="ce1">
            <text:p>16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7" table:style-name="ce1">
            <text:p>5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3" table:style-name="ce1">
            <text:p>16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84" table:style-name="ce1">
            <text:p>16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8" table:style-name="ce1">
            <text:p>5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85" table:style-name="ce1">
            <text:p>16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86" table:style-name="ce1">
            <text:p>16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9" table:style-name="ce1">
            <text:p>5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87" table:style-name="ce1">
            <text:p>16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8" table:style-name="ce1">
            <text:p>16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9" table:style-name="ce1">
            <text:p>16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90" table:style-name="ce1">
            <text:p>16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1" table:style-name="ce1">
            <text:p>6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91" table:style-name="ce1">
            <text:p>16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92" table:style-name="ce1">
            <text:p>16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2" table:style-name="ce1">
            <text:p>6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93" table:style-name="ce1">
            <text:p>16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94" table:style-name="ce1">
            <text:p>16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95" table:style-name="ce1">
            <text:p>16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96" table:style-name="ce1">
            <text:p>16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4" table:style-name="ce1">
            <text:p>6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97" table:style-name="ce1">
            <text:p>16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98" table:style-name="ce1">
            <text:p>16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99" table:style-name="ce1">
            <text:p>16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00" table:style-name="ce1">
            <text:p>17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1" table:style-name="ce1">
            <text:p>1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01" table:style-name="ce1">
            <text:p>17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02" table:style-name="ce1">
            <text:p>17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2" table:style-name="ce1">
            <text:p>1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03" table:style-name="ce1">
            <text:p>17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04" table:style-name="ce1">
            <text:p>17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05" table:style-name="ce1">
            <text:p>17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06" table:style-name="ce1">
            <text:p>17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07" table:style-name="ce1">
            <text:p>17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08" table:style-name="ce1">
            <text:p>17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09" table:style-name="ce1">
            <text:p>17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10" table:style-name="ce1">
            <text:p>17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11" table:style-name="ce1">
            <text:p>17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12" table:style-name="ce1">
            <text:p>17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13" table:style-name="ce1">
            <text:p>17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14" table:style-name="ce1">
            <text:p>17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15" table:style-name="ce1">
            <text:p>17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16" table:style-name="ce1">
            <text:p>17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17" table:style-name="ce1">
            <text:p>17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18" table:style-name="ce1">
            <text:p>17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19" table:style-name="ce1">
            <text:p>17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20" table:style-name="ce1">
            <text:p>17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21" table:style-name="ce1">
            <text:p>17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22" table:style-name="ce1">
            <text:p>17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23" table:style-name="ce1">
            <text:p>17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24" table:style-name="ce1">
            <text:p>17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25" table:style-name="ce1">
            <text:p>17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26" table:style-name="ce1">
            <text:p>17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27" table:style-name="ce1">
            <text:p>17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28" table:style-name="ce1">
            <text:p>17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29" table:style-name="ce1">
            <text:p>17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30" table:style-name="ce1">
            <text:p>17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31" table:style-name="ce1">
            <text:p>17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32" table:style-name="ce1">
            <text:p>17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33" table:style-name="ce1">
            <text:p>17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34" table:style-name="ce1">
            <text:p>17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35" table:style-name="ce1">
            <text:p>17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36" table:style-name="ce1">
            <text:p>17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37" table:style-name="ce1">
            <text:p>17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38" table:style-name="ce1">
            <text:p>17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39" table:style-name="ce1">
            <text:p>17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40" table:style-name="ce1">
            <text:p>17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41" table:style-name="ce1">
            <text:p>17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42" table:style-name="ce1">
            <text:p>17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43" table:style-name="ce1">
            <text:p>17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44" table:style-name="ce1">
            <text:p>17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45" table:style-name="ce1">
            <text:p>17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46" table:style-name="ce1">
            <text:p>17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47" table:style-name="ce1">
            <text:p>17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48" table:style-name="ce1">
            <text:p>17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49" table:style-name="ce1">
            <text:p>17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0" table:style-name="ce1">
            <text:p>17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1" table:style-name="ce1">
            <text:p>17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52" table:style-name="ce1">
            <text:p>17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53" table:style-name="ce1">
            <text:p>17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54" table:style-name="ce1">
            <text:p>17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55" table:style-name="ce1">
            <text:p>17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56" table:style-name="ce1">
            <text:p>17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57" table:style-name="ce1">
            <text:p>17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8" table:style-name="ce1">
            <text:p>17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1" table:style-name="ce1">
            <text:p>5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9" table:style-name="ce1">
            <text:p>17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0" table:style-name="ce1">
            <text:p>17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2" table:style-name="ce1">
            <text:p>5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1" table:style-name="ce1">
            <text:p>17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62" table:style-name="ce1">
            <text:p>17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63" table:style-name="ce1">
            <text:p>17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64" table:style-name="ce1">
            <text:p>17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4" table:style-name="ce1">
            <text:p>5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65" table:style-name="ce1">
            <text:p>17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66" table:style-name="ce1">
            <text:p>17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67" table:style-name="ce1">
            <text:p>17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8" table:style-name="ce1">
            <text:p>17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6" table:style-name="ce1">
            <text:p>5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9" table:style-name="ce1">
            <text:p>17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0" table:style-name="ce1">
            <text:p>17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7" table:style-name="ce1">
            <text:p>57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1" table:style-name="ce1">
            <text:p>17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72" table:style-name="ce1">
            <text:p>17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8" table:style-name="ce1">
            <text:p>5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73" table:style-name="ce1">
            <text:p>17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74" table:style-name="ce1">
            <text:p>17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9" table:style-name="ce1">
            <text:p>5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75" table:style-name="ce1">
            <text:p>17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6" table:style-name="ce1">
            <text:p>17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0" table:style-name="ce1">
            <text:p>6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7" table:style-name="ce1">
            <text:p>17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78" table:style-name="ce1">
            <text:p>17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1" table:style-name="ce1">
            <text:p>6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79" table:style-name="ce1">
            <text:p>17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80" table:style-name="ce1">
            <text:p>17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81" table:style-name="ce1">
            <text:p>17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82" table:style-name="ce1">
            <text:p>17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3" table:style-name="ce1">
            <text:p>6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83" table:style-name="ce1">
            <text:p>17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84" table:style-name="ce1">
            <text:p>17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4" table:style-name="ce1">
            <text:p>6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85" table:style-name="ce1">
            <text:p>17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86" table:style-name="ce1">
            <text:p>17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87" table:style-name="ce1">
            <text:p>17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88" table:style-name="ce1">
            <text:p>17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1" table:style-name="ce1">
            <text:p>1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89" table:style-name="ce1">
            <text:p>17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90" table:style-name="ce1">
            <text:p>17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2" table:style-name="ce1">
            <text:p>1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91" table:style-name="ce1">
            <text:p>17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92" table:style-name="ce1">
            <text:p>17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93" table:style-name="ce1">
            <text:p>17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94" table:style-name="ce1">
            <text:p>17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95" table:style-name="ce1">
            <text:p>17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96" table:style-name="ce1">
            <text:p>17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97" table:style-name="ce1">
            <text:p>17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98" table:style-name="ce1">
            <text:p>17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99" table:style-name="ce1">
            <text:p>17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00" table:style-name="ce1">
            <text:p>18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01" table:style-name="ce1">
            <text:p>18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02" table:style-name="ce1">
            <text:p>18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03" table:style-name="ce1">
            <text:p>18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04" table:style-name="ce1">
            <text:p>18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05" table:style-name="ce1">
            <text:p>18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06" table:style-name="ce1">
            <text:p>18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3" table:style-name="ce1">
            <text:p>5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07" table:style-name="ce1">
            <text:p>18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08" table:style-name="ce1">
            <text:p>18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09" table:style-name="ce1">
            <text:p>18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10" table:style-name="ce1">
            <text:p>18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11" table:style-name="ce1">
            <text:p>18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12" table:style-name="ce1">
            <text:p>18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13" table:style-name="ce1">
            <text:p>18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14" table:style-name="ce1">
            <text:p>18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15" table:style-name="ce1">
            <text:p>18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16" table:style-name="ce1">
            <text:p>18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17" table:style-name="ce1">
            <text:p>18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18" table:style-name="ce1">
            <text:p>18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19" table:style-name="ce1">
            <text:p>18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20" table:style-name="ce1">
            <text:p>18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21" table:style-name="ce1">
            <text:p>18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22" table:style-name="ce1">
            <text:p>18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23" table:style-name="ce1">
            <text:p>18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24" table:style-name="ce1">
            <text:p>18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25" table:style-name="ce1">
            <text:p>18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26" table:style-name="ce1">
            <text:p>18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27" table:style-name="ce1">
            <text:p>18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28" table:style-name="ce1">
            <text:p>18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29" table:style-name="ce1">
            <text:p>18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30" table:style-name="ce1">
            <text:p>18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2" table:style-name="ce1">
            <text:p>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31" table:style-name="ce1">
            <text:p>18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32" table:style-name="ce1">
            <text:p>18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1" table:style-name="ce1">
            <text:p>11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33" table:style-name="ce1">
            <text:p>18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34" table:style-name="ce1">
            <text:p>18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35" table:style-name="ce1">
            <text:p>18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36" table:style-name="ce1">
            <text:p>18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37" table:style-name="ce1">
            <text:p>18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38" table:style-name="ce1">
            <text:p>18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39" table:style-name="ce1">
            <text:p>18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40" table:style-name="ce1">
            <text:p>18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41" table:style-name="ce1">
            <text:p>18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42" table:style-name="ce1">
            <text:p>18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43" table:style-name="ce1">
            <text:p>18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44" table:style-name="ce1">
            <text:p>18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45" table:style-name="ce1">
            <text:p>18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46" table:style-name="ce1">
            <text:p>18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1" table:style-name="ce1">
            <text:p>5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47" table:style-name="ce1">
            <text:p>18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48" table:style-name="ce1">
            <text:p>18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2" table:style-name="ce1">
            <text:p>5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49" table:style-name="ce1">
            <text:p>18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50" table:style-name="ce1">
            <text:p>18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51" table:style-name="ce1">
            <text:p>18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52" table:style-name="ce1">
            <text:p>18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4" table:style-name="ce1">
            <text:p>5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53" table:style-name="ce1">
            <text:p>18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54" table:style-name="ce1">
            <text:p>18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55" table:style-name="ce1">
            <text:p>18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56" table:style-name="ce1">
            <text:p>18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6" table:style-name="ce1">
            <text:p>5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57" table:style-name="ce1">
            <text:p>18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58" table:style-name="ce1">
            <text:p>18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7" table:style-name="ce1">
            <text:p>5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59" table:style-name="ce1">
            <text:p>18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60" table:style-name="ce1">
            <text:p>18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61" table:style-name="ce1">
            <text:p>18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62" table:style-name="ce1">
            <text:p>18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9" table:style-name="ce1">
            <text:p>5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63" table:style-name="ce1">
            <text:p>18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64" table:style-name="ce1">
            <text:p>18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0" table:style-name="ce1">
            <text:p>6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65" table:style-name="ce1">
            <text:p>18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66" table:style-name="ce1">
            <text:p>18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67" table:style-name="ce1">
            <text:p>18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68" table:style-name="ce1">
            <text:p>18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69" table:style-name="ce1">
            <text:p>18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70" table:style-name="ce1">
            <text:p>18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71" table:style-name="ce1">
            <text:p>18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72" table:style-name="ce1">
            <text:p>18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4" table:style-name="ce1">
            <text:p>6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73" table:style-name="ce1">
            <text:p>18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74" table:style-name="ce1">
            <text:p>18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2" table:style-name="ce1">
            <text:p>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75" table:style-name="ce1">
            <text:p>18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76" table:style-name="ce1">
            <text:p>18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1" table:style-name="ce1">
            <text:p>11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77" table:style-name="ce1">
            <text:p>18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78" table:style-name="ce1">
            <text:p>18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2" table:style-name="ce1">
            <text:p>12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79" table:style-name="ce1">
            <text:p>18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80" table:style-name="ce1">
            <text:p>18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81" table:style-name="ce1">
            <text:p>18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82" table:style-name="ce1">
            <text:p>18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83" table:style-name="ce1">
            <text:p>18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84" table:style-name="ce1">
            <text:p>18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85" table:style-name="ce1">
            <text:p>18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86" table:style-name="ce1">
            <text:p>18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87" table:style-name="ce1">
            <text:p>18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88" table:style-name="ce1">
            <text:p>18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89" table:style-name="ce1">
            <text:p>18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90" table:style-name="ce1">
            <text:p>18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1" table:style-name="ce1">
            <text:p>5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91" table:style-name="ce1">
            <text:p>18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92" table:style-name="ce1">
            <text:p>18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2" table:style-name="ce1">
            <text:p>5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93" table:style-name="ce1">
            <text:p>18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94" table:style-name="ce1">
            <text:p>18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3" table:style-name="ce1">
            <text:p>5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95" table:style-name="ce1">
            <text:p>18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96" table:style-name="ce1">
            <text:p>18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4" table:style-name="ce1">
            <text:p>5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97" table:style-name="ce1">
            <text:p>18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98" table:style-name="ce1">
            <text:p>18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99" table:style-name="ce1">
            <text:p>18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00" table:style-name="ce1">
            <text:p>19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6" table:style-name="ce1">
            <text:p>5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01" table:style-name="ce1">
            <text:p>19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2" table:style-name="ce1">
            <text:p>19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7" table:style-name="ce1">
            <text:p>5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3" table:style-name="ce1">
            <text:p>19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04" table:style-name="ce1">
            <text:p>19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8" table:style-name="ce1">
            <text:p>58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05" table:style-name="ce1">
            <text:p>19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06" table:style-name="ce1">
            <text:p>19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9" table:style-name="ce1">
            <text:p>59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07" table:style-name="ce1">
            <text:p>19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8" table:style-name="ce1">
            <text:p>19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9" table:style-name="ce1">
            <text:p>19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10" table:style-name="ce1">
            <text:p>19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1" table:style-name="ce1">
            <text:p>6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11" table:style-name="ce1">
            <text:p>19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12" table:style-name="ce1">
            <text:p>19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2" table:style-name="ce1">
            <text:p>6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13" table:style-name="ce1">
            <text:p>19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14" table:style-name="ce1">
            <text:p>19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15" table:style-name="ce1">
            <text:p>19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16" table:style-name="ce1">
            <text:p>19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4" table:style-name="ce1">
            <text:p>6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17" table:style-name="ce1">
            <text:p>19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18" table:style-name="ce1">
            <text:p>19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19" table:style-name="ce1">
            <text:p>19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20" table:style-name="ce1">
            <text:p>19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1" table:style-name="ce1">
            <text:p>1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21" table:style-name="ce1">
            <text:p>19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22" table:style-name="ce1">
            <text:p>19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2" table:style-name="ce1">
            <text:p>1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23" table:style-name="ce1">
            <text:p>19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24" table:style-name="ce1">
            <text:p>19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25" table:style-name="ce1">
            <text:p>19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26" table:style-name="ce1">
            <text:p>19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27" table:style-name="ce1">
            <text:p>19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28" table:style-name="ce1">
            <text:p>19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29" table:style-name="ce1">
            <text:p>19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30" table:style-name="ce1">
            <text:p>19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31" table:style-name="ce1">
            <text:p>19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32" table:style-name="ce1">
            <text:p>19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33" table:style-name="ce1">
            <text:p>19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34" table:style-name="ce1">
            <text:p>19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35" table:style-name="ce1">
            <text:p>19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36" table:style-name="ce1">
            <text:p>19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37" table:style-name="ce1">
            <text:p>19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38" table:style-name="ce1">
            <text:p>19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39" table:style-name="ce1">
            <text:p>19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40" table:style-name="ce1">
            <text:p>19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41" table:style-name="ce1">
            <text:p>19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42" table:style-name="ce1">
            <text:p>19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43" table:style-name="ce1">
            <text:p>19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44" table:style-name="ce1">
            <text:p>19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45" table:style-name="ce1">
            <text:p>19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46" table:style-name="ce1">
            <text:p>19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47" table:style-name="ce1">
            <text:p>19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48" table:style-name="ce1">
            <text:p>19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49" table:style-name="ce1">
            <text:p>19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50" table:style-name="ce1">
            <text:p>19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51" table:style-name="ce1">
            <text:p>19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52" table:style-name="ce1">
            <text:p>19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53" table:style-name="ce1">
            <text:p>19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54" table:style-name="ce1">
            <text:p>19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55" table:style-name="ce1">
            <text:p>19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56" table:style-name="ce1">
            <text:p>19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57" table:style-name="ce1">
            <text:p>19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58" table:style-name="ce1">
            <text:p>19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59" table:style-name="ce1">
            <text:p>19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60" table:style-name="ce1">
            <text:p>19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61" table:style-name="ce1">
            <text:p>19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62" table:style-name="ce1">
            <text:p>19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63" table:style-name="ce1">
            <text:p>19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64" table:style-name="ce1">
            <text:p>19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1" table:style-name="ce1">
            <text:p>1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65" table:style-name="ce1">
            <text:p>19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66" table:style-name="ce1">
            <text:p>19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2" table:style-name="ce1">
            <text:p>1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67" table:style-name="ce1">
            <text:p>19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68" table:style-name="ce1">
            <text:p>19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69" table:style-name="ce1">
            <text:p>19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0" table:style-name="ce1">
            <text:p>19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1" table:style-name="ce1">
            <text:p>19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72" table:style-name="ce1">
            <text:p>19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73" table:style-name="ce1">
            <text:p>19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74" table:style-name="ce1">
            <text:p>19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75" table:style-name="ce1">
            <text:p>19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76" table:style-name="ce1">
            <text:p>19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77" table:style-name="ce1">
            <text:p>19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8" table:style-name="ce1">
            <text:p>19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9" table:style-name="ce1">
            <text:p>19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0" table:style-name="ce1">
            <text:p>19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1" table:style-name="ce1">
            <text:p>19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82" table:style-name="ce1">
            <text:p>19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3" table:style-name="ce1">
            <text:p>5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83" table:style-name="ce1">
            <text:p>19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84" table:style-name="ce1">
            <text:p>19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85" table:style-name="ce1">
            <text:p>19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86" table:style-name="ce1">
            <text:p>19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87" table:style-name="ce1">
            <text:p>19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8" table:style-name="ce1">
            <text:p>19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9" table:style-name="ce1">
            <text:p>19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0" table:style-name="ce1">
            <text:p>19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1" table:style-name="ce1">
            <text:p>19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92" table:style-name="ce1">
            <text:p>19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93" table:style-name="ce1">
            <text:p>19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94" table:style-name="ce1">
            <text:p>19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95" table:style-name="ce1">
            <text:p>19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6" table:style-name="ce1">
            <text:p>19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7" table:style-name="ce1">
            <text:p>19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98" table:style-name="ce1">
            <text:p>19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99" table:style-name="ce1">
            <text:p>19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00" table:style-name="ce1">
            <text:p>20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01" table:style-name="ce1">
            <text:p>20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02" table:style-name="ce1">
            <text:p>20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03" table:style-name="ce1">
            <text:p>20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04" table:style-name="ce1">
            <text:p>20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05" table:style-name="ce1">
            <text:p>20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06" table:style-name="ce1">
            <text:p>20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07" table:style-name="ce1">
            <text:p>20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08" table:style-name="ce1">
            <text:p>20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09" table:style-name="ce1">
            <text:p>20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010" table:style-name="ce1">
            <text:p>20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2" table:style-name="ce1">
            <text:p>1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011" table:style-name="ce1">
            <text:p>20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2012" table:style-name="ce1">
            <text:p>20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2013" table:style-name="ce1">
            <text:p>20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14" table:style-name="ce1">
            <text:p>20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15" table:style-name="ce1">
            <text:p>20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2016" table:style-name="ce1">
            <text:p>20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2017" table:style-name="ce1">
            <text:p>20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2018" table:style-name="ce1">
            <text:p>20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2019" table:style-name="ce1">
            <text:p>20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2020" table:style-name="ce1">
            <text:p>20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2021" table:style-name="ce1">
            <text:p>20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1" table:style-name="ce1">
            <text:p>5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23" table:style-name="ce1">
            <text:p>20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24" table:style-name="ce1">
            <text:p>20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25" table:style-name="ce1">
            <text:p>20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26" table:style-name="ce1">
            <text:p>20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3" table:style-name="ce1">
            <text:p>5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27" table:style-name="ce1">
            <text:p>20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2028" table:style-name="ce1">
            <text:p>20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4" table:style-name="ce1">
            <text:p>5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2029" table:style-name="ce1">
            <text:p>20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2030" table:style-name="ce1">
            <text:p>20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2031" table:style-name="ce1">
            <text:p>20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32" table:style-name="ce1">
            <text:p>20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33" table:style-name="ce1">
            <text:p>20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34" table:style-name="ce1">
            <text:p>20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7" table:style-name="ce1">
            <text:p>5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35" table:style-name="ce1">
            <text:p>20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2036" table:style-name="ce1">
            <text:p>20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8" table:style-name="ce1">
            <text:p>5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2037" table:style-name="ce1">
            <text:p>20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2038" table:style-name="ce1">
            <text:p>20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9" table:style-name="ce1">
            <text:p>5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2039" table:style-name="ce1">
            <text:p>20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40" table:style-name="ce1">
            <text:p>20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0" table:style-name="ce1">
            <text:p>6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41" table:style-name="ce1">
            <text:p>20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2042" table:style-name="ce1">
            <text:p>20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1" table:style-name="ce1">
            <text:p>6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2043" table:style-name="ce1">
            <text:p>20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44" table:style-name="ce1">
            <text:p>20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2" table:style-name="ce1">
            <text:p>6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45" table:style-name="ce1">
            <text:p>20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46" table:style-name="ce1">
            <text:p>20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3" table:style-name="ce1">
            <text:p>6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47" table:style-name="ce1">
            <text:p>20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48" table:style-name="ce1">
            <text:p>20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49" table:style-name="ce1">
            <text:p>20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2050" table:style-name="ce1">
            <text:p>20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51" table:style-name="ce1">
            <text:p>20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52" table:style-name="ce1">
            <text:p>20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53" table:style-name="ce1">
            <text:p>20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54" table:style-name="ce1">
            <text:p>20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55" table:style-name="ce1">
            <text:p>20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56" table:style-name="ce1">
            <text:p>20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57" table:style-name="ce1">
            <text:p>20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58" table:style-name="ce1">
            <text:p>20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59" table:style-name="ce1">
            <text:p>20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60" table:style-name="ce1">
            <text:p>20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61" table:style-name="ce1">
            <text:p>20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2" table:style-name="ce1">
            <text:p>20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3" table:style-name="ce1">
            <text:p>20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64" table:style-name="ce1">
            <text:p>20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65" table:style-name="ce1">
            <text:p>20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66" table:style-name="ce1">
            <text:p>20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67" table:style-name="ce1">
            <text:p>20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8" table:style-name="ce1">
            <text:p>20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9" table:style-name="ce1">
            <text:p>20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0" table:style-name="ce1">
            <text:p>20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1" table:style-name="ce1">
            <text:p>20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72" table:style-name="ce1">
            <text:p>20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73" table:style-name="ce1">
            <text:p>207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4" table:style-name="ce1">
            <text:p>207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5" table:style-name="ce1">
            <text:p>207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76" table:style-name="ce1">
            <text:p>207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77" table:style-name="ce1">
            <text:p>207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78" table:style-name="ce1">
            <text:p>207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79" table:style-name="ce1">
            <text:p>207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0" table:style-name="ce1">
            <text:p>208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1" table:style-name="ce1">
            <text:p>208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2" table:style-name="ce1">
            <text:p>208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3" table:style-name="ce1">
            <text:p>208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84" table:style-name="ce1">
            <text:p>208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85" table:style-name="ce1">
            <text:p>208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6" table:style-name="ce1">
            <text:p>208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7" table:style-name="ce1">
            <text:p>208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88" table:style-name="ce1">
            <text:p>208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89" table:style-name="ce1">
            <text:p>208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90" table:style-name="ce1">
            <text:p>209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91" table:style-name="ce1">
            <text:p>209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2" table:style-name="ce1">
            <text:p>209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3" table:style-name="ce1">
            <text:p>209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94" table:style-name="ce1">
            <text:p>209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95" table:style-name="ce1">
            <text:p>209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6" table:style-name="ce1">
            <text:p>209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7" table:style-name="ce1">
            <text:p>209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98" table:style-name="ce1">
            <text:p>209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99" table:style-name="ce1">
            <text:p>209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0" table:style-name="ce1">
            <text:p>210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1" table:style-name="ce1">
            <text:p>210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02" table:style-name="ce1">
            <text:p>210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03" table:style-name="ce1">
            <text:p>210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04" table:style-name="ce1">
            <text:p>210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05" table:style-name="ce1">
            <text:p>210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6" table:style-name="ce1">
            <text:p>210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7" table:style-name="ce1">
            <text:p>210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08" table:style-name="ce1">
            <text:p>210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09" table:style-name="ce1">
            <text:p>210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0" table:style-name="ce1">
            <text:p>211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1" table:style-name="ce1">
            <text:p>211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12" table:style-name="ce1">
            <text:p>211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13" table:style-name="ce1">
            <text:p>211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4" table:style-name="ce1">
            <text:p>211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5" table:style-name="ce1">
            <text:p>211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16" table:style-name="ce1">
            <text:p>211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17" table:style-name="ce1">
            <text:p>211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18" table:style-name="ce1">
            <text:p>211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19" table:style-name="ce1">
            <text:p>211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0" table:style-name="ce1">
            <text:p>212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1" table:style-name="ce1">
            <text:p>212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22" table:style-name="ce1">
            <text:p>212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23" table:style-name="ce1">
            <text:p>212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4" table:style-name="ce1">
            <text:p>212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5" table:style-name="ce1">
            <text:p>212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26" table:style-name="ce1">
            <text:p>212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27" table:style-name="ce1">
            <text:p>212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8" table:style-name="ce1">
            <text:p>212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9" table:style-name="ce1">
            <text:p>212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30" table:style-name="ce1">
            <text:p>213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31" table:style-name="ce1">
            <text:p>213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32" table:style-name="ce1">
            <text:p>213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33" table:style-name="ce1">
            <text:p>213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4" table:style-name="ce1">
            <text:p>213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5" table:style-name="ce1">
            <text:p>213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36" table:style-name="ce1">
            <text:p>213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37" table:style-name="ce1">
            <text:p>213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8" table:style-name="ce1">
            <text:p>213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9" table:style-name="ce1">
            <text:p>213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40" table:style-name="ce1">
            <text:p>214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41" table:style-name="ce1">
            <text:p>214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2" table:style-name="ce1">
            <text:p>214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3" table:style-name="ce1">
            <text:p>214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44" table:style-name="ce1">
            <text:p>214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45" table:style-name="ce1">
            <text:p>214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46" table:style-name="ce1">
            <text:p>214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47" table:style-name="ce1">
            <text:p>214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8" table:style-name="ce1">
            <text:p>214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9" table:style-name="ce1">
            <text:p>21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0" table:style-name="ce1">
            <text:p>21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1" table:style-name="ce1">
            <text:p>21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52" table:style-name="ce1">
            <text:p>21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53" table:style-name="ce1">
            <text:p>21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4" table:style-name="ce1">
            <text:p>21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5" table:style-name="ce1">
            <text:p>21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56" table:style-name="ce1">
            <text:p>21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57" table:style-name="ce1">
            <text:p>21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58" table:style-name="ce1">
            <text:p>21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59" table:style-name="ce1">
            <text:p>21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0" table:style-name="ce1">
            <text:p>21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1" table:style-name="ce1">
            <text:p>21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62" table:style-name="ce1">
            <text:p>21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63" table:style-name="ce1">
            <text:p>21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4" table:style-name="ce1">
            <text:p>21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5" table:style-name="ce1">
            <text:p>21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66" table:style-name="ce1">
            <text:p>21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67" table:style-name="ce1">
            <text:p>21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8" table:style-name="ce1">
            <text:p>21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9" table:style-name="ce1">
            <text:p>21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70" table:style-name="ce1">
            <text:p>21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71" table:style-name="ce1">
            <text:p>21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72" table:style-name="ce1">
            <text:p>21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73" table:style-name="ce1">
            <text:p>217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4" table:style-name="ce1">
            <text:p>217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5" table:style-name="ce1">
            <text:p>217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76" table:style-name="ce1">
            <text:p>217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77" table:style-name="ce1">
            <text:p>217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8" table:style-name="ce1">
            <text:p>217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9" table:style-name="ce1">
            <text:p>217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80" table:style-name="ce1">
            <text:p>218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81" table:style-name="ce1">
            <text:p>218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2" table:style-name="ce1">
            <text:p>218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3" table:style-name="ce1">
            <text:p>218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84" table:style-name="ce1">
            <text:p>218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85" table:style-name="ce1">
            <text:p>218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86" table:style-name="ce1">
            <text:p>218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87" table:style-name="ce1">
            <text:p>218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8" table:style-name="ce1">
            <text:p>218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9" table:style-name="ce1">
            <text:p>218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90" table:style-name="ce1">
            <text:p>219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91" table:style-name="ce1">
            <text:p>219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2" table:style-name="ce1">
            <text:p>219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3" table:style-name="ce1">
            <text:p>219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94" table:style-name="ce1">
            <text:p>219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95" table:style-name="ce1">
            <text:p>219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6" table:style-name="ce1">
            <text:p>219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7" table:style-name="ce1">
            <text:p>219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98" table:style-name="ce1">
            <text:p>219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99" table:style-name="ce1">
            <text:p>219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00" table:style-name="ce1">
            <text:p>220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01" table:style-name="ce1">
            <text:p>220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2" table:style-name="ce1">
            <text:p>220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3" table:style-name="ce1">
            <text:p>220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04" table:style-name="ce1">
            <text:p>220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05" table:style-name="ce1">
            <text:p>220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6" table:style-name="ce1">
            <text:p>220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7" table:style-name="ce1">
            <text:p>220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08" table:style-name="ce1">
            <text:p>220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09" table:style-name="ce1">
            <text:p>220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0" table:style-name="ce1">
            <text:p>221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1" table:style-name="ce1">
            <text:p>221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12" table:style-name="ce1">
            <text:p>221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13" table:style-name="ce1">
            <text:p>221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14" table:style-name="ce1">
            <text:p>221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15" table:style-name="ce1">
            <text:p>221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6" table:style-name="ce1">
            <text:p>221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7" table:style-name="ce1">
            <text:p>221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8" table:style-name="ce1">
            <text:p>221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9" table:style-name="ce1">
            <text:p>221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20" table:style-name="ce1">
            <text:p>222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21" table:style-name="ce1">
            <text:p>222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2" table:style-name="ce1">
            <text:p>222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3" table:style-name="ce1">
            <text:p>222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24" table:style-name="ce1">
            <text:p>222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25" table:style-name="ce1">
            <text:p>222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26" table:style-name="ce1">
            <text:p>222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27" table:style-name="ce1">
            <text:p>222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8" table:style-name="ce1">
            <text:p>222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9" table:style-name="ce1">
            <text:p>222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0" table:style-name="ce1">
            <text:p>223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1" table:style-name="ce1">
            <text:p>223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32" table:style-name="ce1">
            <text:p>223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33" table:style-name="ce1">
            <text:p>223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4" table:style-name="ce1">
            <text:p>223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5" table:style-name="ce1">
            <text:p>223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36" table:style-name="ce1">
            <text:p>223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37" table:style-name="ce1">
            <text:p>223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38" table:style-name="ce1">
            <text:p>223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39" table:style-name="ce1">
            <text:p>223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0" table:style-name="ce1">
            <text:p>224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1" table:style-name="ce1">
            <text:p>224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42" table:style-name="ce1">
            <text:p>224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43" table:style-name="ce1">
            <text:p>224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4" table:style-name="ce1">
            <text:p>224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5" table:style-name="ce1">
            <text:p>224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46" table:style-name="ce1">
            <text:p>224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47" table:style-name="ce1">
            <text:p>224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8" table:style-name="ce1">
            <text:p>224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9" table:style-name="ce1">
            <text:p>22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50" table:style-name="ce1">
            <text:p>22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51" table:style-name="ce1">
            <text:p>22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52" table:style-name="ce1">
            <text:p>22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53" table:style-name="ce1">
            <text:p>22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4" table:style-name="ce1">
            <text:p>22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5" table:style-name="ce1">
            <text:p>22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56" table:style-name="ce1">
            <text:p>22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57" table:style-name="ce1">
            <text:p>22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8" table:style-name="ce1">
            <text:p>22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9" table:style-name="ce1">
            <text:p>22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60" table:style-name="ce1">
            <text:p>22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61" table:style-name="ce1">
            <text:p>22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2" table:style-name="ce1">
            <text:p>22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3" table:style-name="ce1">
            <text:p>22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64" table:style-name="ce1">
            <text:p>22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65" table:style-name="ce1">
            <text:p>22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66" table:style-name="ce1">
            <text:p>22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67" table:style-name="ce1">
            <text:p>22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8" table:style-name="ce1">
            <text:p>22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9" table:style-name="ce1">
            <text:p>22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70" table:style-name="ce1">
            <text:p>22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71" table:style-name="ce1">
            <text:p>22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72" table:style-name="ce1">
            <text:p>22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number-rows-repeated="1046303" table:style-name="ro2">
          <table:table-cell table:number-columns-repeated="16384"/>
        </table:table-row>
      </table:table>
      <table:table table:name="Товар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16378" table:default-cell-style-name="ce1"/>
        <table:table-row table:style-name="ro6">
          <table:table-cell office:value-type="string" table:style-name="ce4">
            <text:p>Артикул</text:p>
          </table:table-cell>
          <table:table-cell office:value-type="string" table:style-name="ce4">
            <text:p>Отдел</text:p>
          </table:table-cell>
          <table:table-cell office:value-type="string" table:style-name="ce4">
            <text:p>Наименование товара</text:p>
          </table:table-cell>
          <table:table-cell office:value-type="string" table:style-name="ce4">
            <text:p>Ед. изм</text:p>
          </table:table-cell>
          <table:table-cell office:value-type="string" table:style-name="ce4">
            <text:p>Количество в упаковке</text:p>
          </table:table-cell>
          <table:table-cell office:value-type="string" table:style-name="ce4">
            <text:p>Поставщик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ультрапастеризованное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безлактозн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детское с 8 месяцев</text:p>
          </table:table-cell>
          <table:table-cell office:value-type="string" table:style-name="ce1">
            <text:p>литр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Кефир 3,2%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Кефир обезжиренный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Ряженка термостатная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ливки 10%</text:p>
          </table:table-cell>
          <table:table-cell office:value-type="string" table:style-name="ce1">
            <text:p>литр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ливки 35% для взбивания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метана 15%</text:p>
          </table:table-cell>
          <table:table-cell office:value-type="string" table:style-name="ce1">
            <text:p>литр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метана 25%</text:p>
          </table:table-cell>
          <table:table-cell office:value-type="string" table:style-name="ce1">
            <text:p>литр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кокосов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овсян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Творог 9% жирност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Творог 3% жирности</text:p>
          </table:table-cell>
          <table:table-cell office:value-type="string" table:style-name="ce1">
            <text:p>кг</text:p>
          </table:table-cell>
          <table:table-cell office:value-type="float" office:value="0.1" table:style-name="ce1">
            <text:p>0,1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Яйцо диетическое</text:p>
          </table:table-cell>
          <table:table-cell office:value-type="string" table:style-name="ce1">
            <text:p>шт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тицеферма</text:p>
          </table:table-cell>
          <table:table-cell table:number-columns-repeated="16378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асло сливочное крестьянское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гречневая ядрица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ман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пшено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перлов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Рис круглозерн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Рис длиннозерн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Бурый рис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спагетти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вермишель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рожк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перь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песок бел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демерара коричнев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рафинад быстрорастворим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Лапша гречнев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Фунчоза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ука хлебопекарная в\с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ука блин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Горох желтый колот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ечевица крас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Хлопья овсяные Геркулес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Хлопья 4 злака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укурузные хлопья с сахаром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ль каменная помол №1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ль поваренная Экстра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ахмал картофель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да пищев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ай черный индийски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ай зеленый<text:s/>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растворимы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в зернах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молоты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вареная доктор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вареная любитель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ервелат варен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краков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молочны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венски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курины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ардельк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сырокопченая салям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Бекон варен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Бекон сыр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Грудинка копчен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Ветчина в оболочк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Паштет фермерский с грибам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Паштет из куриной печен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ливерная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number-rows-repeated="1048511" table:style-name="ro2">
          <table:table-cell table:number-columns-repeated="16384"/>
        </table:table-row>
      </table:table>
      <table:table table:name="Магазин" table:style-name="ta2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9" table:number-columns-repeated="16381" table:default-cell-style-name="ce1"/>
        <table:table-row table:style-name="ro2">
          <table:table-cell office:value-type="string" table:style-name="ce5">
            <text:p>ID магазина</text:p>
          </table:table-cell>
          <table:table-cell office:value-type="string" table:style-name="ce5">
            <text:p>Район</text:p>
          </table:table-cell>
          <table:table-cell office:value-type="string" table:style-name="ce5">
            <text:p>Адрес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росп. Мира, 45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2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Металлургов, 1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3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Колхозная, 1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4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Заводская, 2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5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ул. Гагарина, 17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6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росп. Мира, 10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7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Заводская, 3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8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Сталеваров, 14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9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Прибрежная, 7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0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л. Революции, 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1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Луговая, 2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2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Мартеновская, 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3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Мартеновская, 36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4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Элеваторная, 15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5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ушкинская, 8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6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Металлургов. 29</text:p>
          </table:table-cell>
          <table:table-cell table:number-columns-repeated="16381"/>
        </table:table-row>
        <table:table-row table:number-rows-repeated="1048559" table:style-name="ro2">
          <table:table-cell table:number-columns-repeated="16384"/>
        </table:table-row>
      </table:table>
      <table:database-ranges>
        <table:database-range table:target-range-address="Движение_товаров.A2:Движение_товаров.G2273" table:contains-header="false">
          <table:sort>
            <table:sort-by table:field-number="1"/>
          </table:sort>
        </table:database-range>
        <table:database-range table:target-range-address="Товар.A2:Товар.G65" table:contains-header="false">
          <table:sort>
            <table:sort-by table:field-number="0"/>
          </table:sort>
        </table:database-range>
        <table:database-range table:target-range-address="Магазин.A2:Магазин.C17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Слава</meta:initial-creator>
    <dc:creator>Admin</dc:creator>
    <meta:creation-date>2021-07-09T17:04:06Z</meta:creation-date>
    <dc:date>2023-08-04T14:45:02Z</dc:date>
  </office:meta>
</office:document-meta>
</file>